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5" style:family="table">
      <style:table-properties style:width="17.013cm" fo:margin-left="0cm" table:align="left"/>
    </style:style>
    <style:style style:name="Tabla15.A" style:family="table-column">
      <style:table-column-properties style:column-width="2.99cm"/>
    </style:style>
    <style:style style:name="Tabla15.B" style:family="table-column">
      <style:table-column-properties style:column-width="14.023cm"/>
    </style:style>
    <style:style style:name="Tabla15.A1" style:family="table-cell" style:data-style-name="N5100">
      <style:table-cell-properties style:vertical-align="" fo:background-color="#e6e6ff" fo:padding="0cm" fo:border="none" style:writing-mode="page">
        <style:background-image/>
      </style:table-cell-properties>
    </style:style>
    <style:style style:name="Tabla15.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5.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6" style:family="table">
      <style:table-properties style:width="14.023cm" table:align="margins"/>
    </style:style>
    <style:style style:name="Tabla16.A" style:family="table-column">
      <style:table-column-properties style:column-width="1.614cm" style:rel-column-width="7542*"/>
    </style:style>
    <style:style style:name="Tabla16.B" style:family="table-column">
      <style:table-column-properties style:column-width="12.409cm" style:rel-column-width="57993*"/>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013cm" fo:margin-left="0cm" table:align="left"/>
    </style:style>
    <style:style style:name="Tabla17.A" style:family="table-column">
      <style:table-column-properties style:column-width="3.043cm"/>
    </style:style>
    <style:style style:name="Tabla17.B" style:family="table-column">
      <style:table-column-properties style:column-width="13.97cm"/>
    </style:style>
    <style:style style:name="Tabla17.A1" style:family="table-cell" style:data-style-name="N5100">
      <style:table-cell-properties style:vertical-align="" fo:background-color="#e6e6ff" fo:padding="0cm" fo:border="none" style:writing-mode="page">
        <style:background-image/>
      </style:table-cell-properties>
    </style:style>
    <style:style style:name="Tabla17.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7.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7.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7.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3.97cm" table:align="margins"/>
    </style:style>
    <style:style style:name="Tabla18.A" style:family="table-column">
      <style:table-column-properties style:column-width="1.535cm" style:rel-column-width="7198*"/>
    </style:style>
    <style:style style:name="Tabla18.B" style:family="table-column">
      <style:table-column-properties style:column-width="12.435cm" style:rel-column-width="58337*"/>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style:style>
    <style:style style:name="Tabla19.A" style:family="table-column">
      <style:table-column-properties style:column-width="3.043cm"/>
    </style:style>
    <style:style style:name="Tabla19.B" style:family="table-column">
      <style:table-column-properties style:column-width="13.97cm"/>
    </style:style>
    <style:style style:name="Tabla19.A1" style:family="table-cell" style:data-style-name="N5100">
      <style:table-cell-properties style:vertical-align="" fo:background-color="#e6e6ff" fo:padding="0cm" fo:border="none" style:writing-mode="page">
        <style:background-image/>
      </style:table-cell-properties>
    </style:style>
    <style:style style:name="Tabla19.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9.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3.97cm" table:align="margins"/>
    </style:style>
    <style:style style:name="Tabla20.A" style:family="table-column">
      <style:table-column-properties style:column-width="1.561cm" style:rel-column-width="7323*"/>
    </style:style>
    <style:style style:name="Tabla20.B" style:family="table-column">
      <style:table-column-properties style:column-width="12.409cm" style:rel-column-width="58212*"/>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7.013cm" fo:margin-left="0cm" table:align="left"/>
    </style:style>
    <style:style style:name="Tabla21.A" style:family="table-column">
      <style:table-column-properties style:column-width="3.043cm"/>
    </style:style>
    <style:style style:name="Tabla21.B" style:family="table-column">
      <style:table-column-properties style:column-width="13.97cm"/>
    </style:style>
    <style:style style:name="Tabla21.A1" style:family="table-cell" style:data-style-name="N5100">
      <style:table-cell-properties style:vertical-align="" fo:background-color="#e6e6ff" fo:padding="0cm" fo:border="none" style:writing-mode="page">
        <style:background-image/>
      </style:table-cell-properties>
    </style:style>
    <style:style style:name="Tabla21.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1.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3.97cm" table:align="margins"/>
    </style:style>
    <style:style style:name="Tabla22.A" style:family="table-column">
      <style:table-column-properties style:column-width="1.535cm" style:rel-column-width="7198*"/>
    </style:style>
    <style:style style:name="Tabla22.B" style:family="table-column">
      <style:table-column-properties style:column-width="12.435cm" style:rel-column-width="58337*"/>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013cm" fo:margin-left="0cm" table:align="left"/>
    </style:style>
    <style:style style:name="Tabla23.A" style:family="table-column">
      <style:table-column-properties style:column-width="3.069cm"/>
    </style:style>
    <style:style style:name="Tabla23.B" style:family="table-column">
      <style:table-column-properties style:column-width="13.944cm"/>
    </style:style>
    <style:style style:name="Tabla23.A1" style:family="table-cell" style:data-style-name="N5100">
      <style:table-cell-properties style:vertical-align="" fo:background-color="#e6e6ff" fo:padding="0cm" fo:border="none" style:writing-mode="page">
        <style:background-image/>
      </style:table-cell-properties>
    </style:style>
    <style:style style:name="Tabla23.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3.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5" style:family="table">
      <style:table-properties style:width="13.944cm" table:align="margins"/>
    </style:style>
    <style:style style:name="Tabla25.A" style:family="table-column">
      <style:table-column-properties style:column-width="1.561cm" style:rel-column-width="7336*"/>
    </style:style>
    <style:style style:name="Tabla25.B" style:family="table-column">
      <style:table-column-properties style:column-width="12.383cm" style:rel-column-width="58199*"/>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4" style:family="table">
      <style:table-properties style:width="17.013cm" fo:margin-left="0cm" table:align="left"/>
    </style:style>
    <style:style style:name="Tabla24.A" style:family="table-column">
      <style:table-column-properties style:column-width="3.043cm"/>
    </style:style>
    <style:style style:name="Tabla24.B" style:family="table-column">
      <style:table-column-properties style:column-width="13.97cm"/>
    </style:style>
    <style:style style:name="Tabla24.A1" style:family="table-cell" style:data-style-name="N5100">
      <style:table-cell-properties style:vertical-align="" fo:background-color="#e6e6ff" fo:padding="0cm" fo:border="none" style:writing-mode="page">
        <style:background-image/>
      </style:table-cell-properties>
    </style:style>
    <style:style style:name="Tabla24.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4.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3.97cm" table:align="margins"/>
    </style:style>
    <style:style style:name="Tabla26.A" style:family="table-column">
      <style:table-column-properties style:column-width="1.535cm" style:rel-column-width="7198*"/>
    </style:style>
    <style:style style:name="Tabla26.B" style:family="table-column">
      <style:table-column-properties style:column-width="12.435cm" style:rel-column-width="58337*"/>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2.99cm"/>
    </style:style>
    <style:style style:name="Tabla4.B" style:family="table-column">
      <style:table-column-properties style:column-width="14.023cm"/>
    </style:style>
    <style:style style:name="Tabla4.A1" style:family="table-cell" style:data-style-name="N5100">
      <style:table-cell-properties style:vertical-align="" fo:background-color="#e6e6ff" fo:padding="0cm" fo:border="none" style:writing-mode="page">
        <style:background-image/>
      </style:table-cell-properties>
    </style:style>
    <style:style style:name="Tabla4.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4.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0" style:family="table">
      <style:table-properties style:width="14.023cm" table:align="margins"/>
    </style:style>
    <style:style style:name="Tabla10.A" style:family="table-column">
      <style:table-column-properties style:column-width="1.614cm" style:rel-column-width="7542*"/>
    </style:style>
    <style:style style:name="Tabla10.B" style:family="table-column">
      <style:table-column-properties style:column-width="12.409cm" style:rel-column-width="57993*"/>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3.043cm"/>
    </style:style>
    <style:style style:name="Tabla2.B" style:family="table-column">
      <style:table-column-properties style:column-width="13.97cm"/>
    </style:style>
    <style:style style:name="Tabla2.A1" style:family="table-cell" style:data-style-name="N5100">
      <style:table-cell-properties style:vertical-align="" fo:background-color="#e6e6ff" fo:padding="0cm" fo:border="none" style:writing-mode="page">
        <style:background-image/>
      </style:table-cell-properties>
    </style:style>
    <style:style style:name="Tabla2.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2" style:family="table">
      <style:table-properties style:width="13.97cm" table:align="margins"/>
    </style:style>
    <style:style style:name="Tabla12.A" style:family="table-column">
      <style:table-column-properties style:column-width="1.535cm" style:rel-column-width="7198*"/>
    </style:style>
    <style:style style:name="Tabla12.B" style:family="table-column">
      <style:table-column-properties style:column-width="12.435cm" style:rel-column-width="58337*"/>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3.043cm"/>
    </style:style>
    <style:style style:name="Tabla1.B" style:family="table-column">
      <style:table-column-properties style:column-width="13.97cm"/>
    </style:style>
    <style:style style:name="Tabla1.A1" style:family="table-cell" style:data-style-name="N5100">
      <style:table-cell-properties style:vertical-align="" fo:background-color="#e6e6ff" fo:padding="0cm" fo:border="none" style:writing-mode="page">
        <style:background-image/>
      </style:table-cell-properties>
    </style:style>
    <style:style style:name="Tabla1.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1" style:family="table">
      <style:table-properties style:width="13.97cm" table:align="margins"/>
    </style:style>
    <style:style style:name="Tabla11.A" style:family="table-column">
      <style:table-column-properties style:column-width="1.561cm" style:rel-column-width="7323*"/>
    </style:style>
    <style:style style:name="Tabla11.B" style:family="table-column">
      <style:table-column-properties style:column-width="12.409cm" style:rel-column-width="58212*"/>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3.069cm"/>
    </style:style>
    <style:style style:name="Tabla3.B" style:family="table-column">
      <style:table-column-properties style:column-width="13.944cm"/>
    </style:style>
    <style:style style:name="Tabla3.A1" style:family="table-cell" style:data-style-name="N5100">
      <style:table-cell-properties style:vertical-align="" fo:background-color="#e6e6ff" fo:padding="0cm" fo:border="none" style:writing-mode="page">
        <style:background-image/>
      </style:table-cell-properties>
    </style:style>
    <style:style style:name="Tabla3.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3.3" style:family="table-row">
      <style:table-row-properties style:min-row-height="0.011cm"/>
    </style:style>
    <style:style style:name="Tabla3.B3" style:family="table-cell" style:data-style-name="N5000">
      <style:table-cell-properties style:vertical-align="" fo:background-color="#ffffff" fo:padding="0cm" fo:border-left="0.05pt solid #800000" fo:border-right="none" fo:border-top="none" fo:border-bottom="none" style:writing-mode="page">
        <style:background-image/>
      </style:table-cell-properties>
    </style:style>
    <style:style style:name="Tabla3.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3.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8" style:family="table">
      <style:table-properties style:width="13.917cm" table:align="left"/>
    </style:style>
    <style:style style:name="Tabla8.A" style:family="table-column">
      <style:table-column-properties style:column-width="3.201cm"/>
    </style:style>
    <style:style style:name="Tabla8.B" style:family="table-column">
      <style:table-column-properties style:column-width="10.716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3.944cm" table:align="margins"/>
    </style:style>
    <style:style style:name="Tabla9.A" style:family="table-column">
      <style:table-column-properties style:column-width="1.561cm" style:rel-column-width="7336*"/>
    </style:style>
    <style:style style:name="Tabla9.B" style:family="table-column">
      <style:table-column-properties style:column-width="12.383cm" style:rel-column-width="58199*"/>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3.043cm"/>
    </style:style>
    <style:style style:name="Tabla5.B" style:family="table-column">
      <style:table-column-properties style:column-width="13.97cm"/>
    </style:style>
    <style:style style:name="Tabla5.A1" style:family="table-cell" style:data-style-name="N5100">
      <style:table-cell-properties style:vertical-align="" fo:background-color="#e6e6ff" fo:padding="0cm" fo:border="none" style:writing-mode="page">
        <style:background-image/>
      </style:table-cell-properties>
    </style:style>
    <style:style style:name="Tabla5.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B3" style:family="table-cell" style:data-style-name="N5000">
      <style:table-cell-properties style:vertical-align="" fo:background-color="#ffffff" fo:padding="0cm" fo:border-left="0.05pt solid #800000" fo:border-right="none" fo:border-top="none" fo:border-bottom="none" style:writing-mode="page">
        <style:background-image/>
      </style:table-cell-properties>
    </style:style>
    <style:style style:name="Tabla5.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5.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3" style:family="table">
      <style:table-properties style:width="13.97cm" table:align="margins"/>
    </style:style>
    <style:style style:name="Tabla13.A" style:family="table-column">
      <style:table-column-properties style:column-width="3.201cm" style:rel-column-width="15018*"/>
    </style:style>
    <style:style style:name="Tabla13.B" style:family="table-column">
      <style:table-column-properties style:column-width="10.769cm" style:rel-column-width="50517*"/>
    </style:style>
    <style:style style:name="Tabla13.1" style:family="table-row">
      <style:table-row-properties style:min-row-height="2.196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4" style:family="table">
      <style:table-properties style:width="13.97cm" table:align="margins"/>
    </style:style>
    <style:style style:name="Tabla14.A" style:family="table-column">
      <style:table-column-properties style:column-width="1.535cm" style:rel-column-width="7198*"/>
    </style:style>
    <style:style style:name="Tabla14.B" style:family="table-column">
      <style:table-column-properties style:column-width="12.435cm" style:rel-column-width="58337*"/>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3.043cm"/>
    </style:style>
    <style:style style:name="Tabla6.B" style:family="table-column">
      <style:table-column-properties style:column-width="13.97cm"/>
    </style:style>
    <style:style style:name="Tabla6.A1" style:family="table-cell" style:data-style-name="N5100">
      <style:table-cell-properties style:vertical-align="" fo:background-color="#e6e6ff" fo:padding="0cm" fo:border="none" style:writing-mode="page">
        <style:background-image/>
      </style:table-cell-properties>
    </style:style>
    <style:style style:name="Tabla6.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6.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3.97cm" table:align="margins"/>
    </style:style>
    <style:style style:name="Tabla27.A" style:family="table-column">
      <style:table-column-properties style:column-width="1.535cm" style:rel-column-width="7198*"/>
    </style:style>
    <style:style style:name="Tabla27.B" style:family="table-column">
      <style:table-column-properties style:column-width="12.435cm" style:rel-column-width="5833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9" style:family="table">
      <style:table-properties style:width="17.013cm" fo:margin-left="0cm" table:align="left"/>
    </style:style>
    <style:style style:name="Tabla29.A" style:family="table-column">
      <style:table-column-properties style:column-width="3.043cm"/>
    </style:style>
    <style:style style:name="Tabla29.B" style:family="table-column">
      <style:table-column-properties style:column-width="13.97cm"/>
    </style:style>
    <style:style style:name="Tabla29.A1" style:family="table-cell" style:data-style-name="N5100">
      <style:table-cell-properties style:vertical-align="" fo:background-color="#e6e6ff" fo:padding="0cm" fo:border="none" style:writing-mode="page">
        <style:background-image/>
      </style:table-cell-properties>
    </style:style>
    <style:style style:name="Tabla29.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9.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3.97cm" table:align="margins"/>
    </style:style>
    <style:style style:name="Tabla30.A" style:family="table-column">
      <style:table-column-properties style:column-width="1.535cm" style:rel-column-width="7198*"/>
    </style:style>
    <style:style style:name="Tabla30.B" style:family="table-column">
      <style:table-column-properties style:column-width="12.435cm" style:rel-column-width="58337*"/>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3.043cm"/>
    </style:style>
    <style:style style:name="Tabla7.B" style:family="table-column">
      <style:table-column-properties style:column-width="13.97cm"/>
    </style:style>
    <style:style style:name="Tabla7.A1" style:family="table-cell" style:data-style-name="N5100">
      <style:table-cell-properties style:vertical-align="" fo:background-color="#e6e6ff" fo:padding="0cm" fo:border="none" style:writing-mode="page">
        <style:background-image/>
      </style:table-cell-properties>
    </style:style>
    <style:style style:name="Tabla7.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7.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3.97cm" table:align="margins"/>
    </style:style>
    <style:style style:name="Tabla28.A" style:family="table-column">
      <style:table-column-properties style:column-width="1.535cm" style:rel-column-width="7198*"/>
    </style:style>
    <style:style style:name="Tabla28.B" style:family="table-column">
      <style:table-column-properties style:column-width="12.435cm" style:rel-column-width="58337*"/>
    </style:style>
    <style:style style:name="Tabla28.A1" style:family="table-cell">
      <style:table-cell-properties fo:padding="0.097cm" fo:border-left="0.05pt solid #000000" fo:border-right="none" fo:border-top="0.05pt solid #000000" fo:border-bottom="0.05pt solid #000000"/>
    </style:style>
    <style:style style:name="Tabla28.B1" style:family="table-cell">
      <style:table-cell-properties fo:padding="0.097cm" fo:border="0.05pt solid #000000"/>
    </style:style>
    <style:style style:name="Tabla31" style:family="table">
      <style:table-properties style:width="12.218cm" table:align="left"/>
    </style:style>
    <style:style style:name="Tabla31.A" style:family="table-column">
      <style:table-column-properties style:column-width="1.882cm"/>
    </style:style>
    <style:style style:name="Tabla31.B" style:family="table-column">
      <style:table-column-properties style:column-width="2.138cm"/>
    </style:style>
    <style:style style:name="Tabla31.C" style:family="table-column">
      <style:table-column-properties style:column-width="1.057cm"/>
    </style:style>
    <style:style style:name="Tabla31.D" style:family="table-column">
      <style:table-column-properties style:column-width="3.119cm"/>
    </style:style>
    <style:style style:name="Tabla31.E" style:family="table-column">
      <style:table-column-properties style:column-width="2.51cm"/>
    </style:style>
    <style:style style:name="Tabla31.F" style:family="table-column">
      <style:table-column-properties style:column-width="1.513cm"/>
    </style:style>
    <style:style style:name="Tabla31.A1" style:family="table-cell">
      <style:table-cell-properties style:vertical-align="middle" fo:padding="0.049cm" fo:border="none"/>
    </style:style>
    <style:style style:name="Tabla32" style:family="table">
      <style:table-properties style:width="18.339cm" table:align="left"/>
    </style:style>
    <style:style style:name="Tabla32.A" style:family="table-column">
      <style:table-column-properties style:column-width="2.258cm"/>
    </style:style>
    <style:style style:name="Tabla32.B" style:family="table-column">
      <style:table-column-properties style:column-width="1.533cm"/>
    </style:style>
    <style:style style:name="Tabla32.C" style:family="table-column">
      <style:table-column-properties style:column-width="1.244cm"/>
    </style:style>
    <style:style style:name="Tabla32.D" style:family="table-column">
      <style:table-column-properties style:column-width="2.727cm"/>
    </style:style>
    <style:style style:name="Tabla32.E" style:family="table-column">
      <style:table-column-properties style:column-width="1.856cm"/>
    </style:style>
    <style:style style:name="Tabla32.F" style:family="table-column">
      <style:table-column-properties style:column-width="2.611cm"/>
    </style:style>
    <style:style style:name="Tabla32.G" style:family="table-column">
      <style:table-column-properties style:column-width="2.63cm"/>
    </style:style>
    <style:style style:name="Tabla32.H" style:family="table-column">
      <style:table-column-properties style:column-width="1.057cm"/>
    </style:style>
    <style:style style:name="Tabla32.I" style:family="table-column">
      <style:table-column-properties style:column-width="2.425cm"/>
    </style:style>
    <style:style style:name="Tabla32.A1" style:family="table-cell">
      <style:table-cell-properties style:vertical-align="middle" fo:padding="0.049cm" fo:border="none"/>
    </style:style>
    <style:style style:name="Tabla33" style:family="table">
      <style:table-properties style:width="15.596cm" table:align="left"/>
    </style:style>
    <style:style style:name="Tabla33.A" style:family="table-column">
      <style:table-column-properties style:column-width="2.281cm"/>
    </style:style>
    <style:style style:name="Tabla33.B" style:family="table-column">
      <style:table-column-properties style:column-width="2.138cm"/>
    </style:style>
    <style:style style:name="Tabla33.C" style:family="table-column">
      <style:table-column-properties style:column-width="1.057cm"/>
    </style:style>
    <style:style style:name="Tabla33.D" style:family="table-column">
      <style:table-column-properties style:column-width="3.119cm"/>
    </style:style>
    <style:style style:name="Tabla33.E" style:family="table-column">
      <style:table-column-properties style:column-width="2.979cm"/>
    </style:style>
    <style:style style:name="Tabla33.F" style:family="table-column">
      <style:table-column-properties style:column-width="2.51cm"/>
    </style:style>
    <style:style style:name="Tabla33.G" style:family="table-column">
      <style:table-column-properties style:column-width="1.513cm"/>
    </style:style>
    <style:style style:name="Tabla33.A1" style:family="table-cell">
      <style:table-cell-properties style:vertical-align="middle" fo:padding="0.049cm" fo:border="none"/>
    </style:style>
    <style:style style:name="Tabla34" style:family="table">
      <style:table-properties style:width="18.339cm" table:align="left"/>
    </style:style>
    <style:style style:name="Tabla34.A" style:family="table-column">
      <style:table-column-properties style:column-width="2.258cm"/>
    </style:style>
    <style:style style:name="Tabla34.B" style:family="table-column">
      <style:table-column-properties style:column-width="1.533cm"/>
    </style:style>
    <style:style style:name="Tabla34.C" style:family="table-column">
      <style:table-column-properties style:column-width="1.244cm"/>
    </style:style>
    <style:style style:name="Tabla34.D" style:family="table-column">
      <style:table-column-properties style:column-width="2.727cm"/>
    </style:style>
    <style:style style:name="Tabla34.E" style:family="table-column">
      <style:table-column-properties style:column-width="1.856cm"/>
    </style:style>
    <style:style style:name="Tabla34.F" style:family="table-column">
      <style:table-column-properties style:column-width="2.611cm"/>
    </style:style>
    <style:style style:name="Tabla34.G" style:family="table-column">
      <style:table-column-properties style:column-width="2.63cm"/>
    </style:style>
    <style:style style:name="Tabla34.H" style:family="table-column">
      <style:table-column-properties style:column-width="1.057cm"/>
    </style:style>
    <style:style style:name="Tabla34.I" style:family="table-column">
      <style:table-column-properties style:column-width="2.425cm"/>
    </style:style>
    <style:style style:name="Tabla34.A1" style:family="table-cell">
      <style:table-cell-properties style:vertical-align="middle" fo:padding="0.049cm" fo:border="none"/>
    </style:style>
    <style:style style:name="Tabla35" style:family="table">
      <style:table-properties style:width="17.013cm" fo:margin-left="0cm" table:align="left"/>
    </style:style>
    <style:style style:name="Tabla35.A" style:family="table-column">
      <style:table-column-properties style:column-width="3.122cm"/>
    </style:style>
    <style:style style:name="Tabla35.B" style:family="table-column">
      <style:table-column-properties style:column-width="2.646cm"/>
    </style:style>
    <style:style style:name="Tabla35.C" style:family="table-column">
      <style:table-column-properties style:column-width="1.27cm"/>
    </style:style>
    <style:style style:name="Tabla35.D" style:family="table-column">
      <style:table-column-properties style:column-width="2.113cm"/>
    </style:style>
    <style:style style:name="Tabla35.E" style:family="table-column">
      <style:table-column-properties style:column-width="3.734cm"/>
    </style:style>
    <style:style style:name="Tabla35.F" style:family="table-column">
      <style:table-column-properties style:column-width="2.598cm"/>
    </style:style>
    <style:style style:name="Tabla35.G" style:family="table-column">
      <style:table-column-properties style:column-width="1.529cm"/>
    </style:style>
    <style:style style:name="Tabla35.A1" style:family="table-cell">
      <style:table-cell-properties style:vertical-align="middle" fo:padding="0.049cm" fo:border="none"/>
    </style:style>
    <style:style style:name="Tabla36" style:family="table">
      <style:table-properties style:width="18.339cm" table:align="left"/>
    </style:style>
    <style:style style:name="Tabla36.A" style:family="table-column">
      <style:table-column-properties style:column-width="2.258cm"/>
    </style:style>
    <style:style style:name="Tabla36.B" style:family="table-column">
      <style:table-column-properties style:column-width="1.533cm"/>
    </style:style>
    <style:style style:name="Tabla36.C" style:family="table-column">
      <style:table-column-properties style:column-width="1.244cm"/>
    </style:style>
    <style:style style:name="Tabla36.D" style:family="table-column">
      <style:table-column-properties style:column-width="2.136cm"/>
    </style:style>
    <style:style style:name="Tabla36.E" style:family="table-column">
      <style:table-column-properties style:column-width="2.275cm"/>
    </style:style>
    <style:style style:name="Tabla36.F" style:family="table-column">
      <style:table-column-properties style:column-width="2.782cm"/>
    </style:style>
    <style:style style:name="Tabla36.G" style:family="table-column">
      <style:table-column-properties style:column-width="2.63cm"/>
    </style:style>
    <style:style style:name="Tabla36.H" style:family="table-column">
      <style:table-column-properties style:column-width="1.057cm"/>
    </style:style>
    <style:style style:name="Tabla36.I" style:family="table-column">
      <style:table-column-properties style:column-width="2.425cm"/>
    </style:style>
    <style:style style:name="Tabla36.A1" style:family="table-cell">
      <style:table-cell-properties style:vertical-align="middle" fo:padding="0.049cm" fo:border="none"/>
    </style:style>
    <style:style style:name="P1" style:family="paragraph" style:parent-style-name="Standard">
      <style:text-properties officeooo:paragraph-rsid="000bd6db"/>
    </style:style>
    <style:style style:name="P2" style:family="paragraph" style:parent-style-name="Standard">
      <style:text-properties officeooo:paragraph-rsid="000edb1e"/>
    </style:style>
    <style:style style:name="P3" style:family="paragraph" style:parent-style-name="Standard">
      <style:text-properties officeooo:rsid="0009f886" officeooo:paragraph-rsid="000edb1e"/>
    </style:style>
    <style:style style:name="P4" style:family="paragraph" style:parent-style-name="Standard">
      <style:text-properties officeooo:rsid="0009f886" officeooo:paragraph-rsid="0009f886"/>
    </style:style>
    <style:style style:name="P5" style:family="paragraph" style:parent-style-name="Standard">
      <style:text-properties officeooo:paragraph-rsid="00128e11"/>
    </style:style>
    <style:style style:name="P6" style:family="paragraph" style:parent-style-name="Table_20_Heading">
      <style:paragraph-properties fo:margin-left="0.185cm" fo:margin-right="0cm" fo:text-align="start" style:justify-single-word="false" fo:text-indent="0cm" style:auto-text-indent="false"/>
      <style:text-properties fo:font-style="normal" style:font-style-asian="normal" style:font-style-complex="normal"/>
    </style:style>
    <style:style style:name="P7" style:family="paragraph" style:parent-style-name="Table_20_Heading">
      <style:paragraph-properties fo:margin-left="0.185cm" fo:margin-right="0cm" fo:text-align="start" style:justify-single-word="false" fo:text-indent="0cm" style:auto-text-indent="false"/>
      <style:text-properties fo:font-style="normal" officeooo:paragraph-rsid="000bd6db" style:font-style-asian="normal" style:font-style-complex="normal"/>
    </style:style>
    <style:style style:name="P8" style:family="paragraph" style:parent-style-name="Table_20_Heading">
      <style:paragraph-properties fo:margin-left="0.185cm" fo:margin-right="0cm" fo:text-align="start" style:justify-single-word="false" fo:text-indent="0cm" style:auto-text-indent="false"/>
      <style:text-properties fo:font-style="normal" officeooo:paragraph-rsid="000d551d" style:font-style-asian="normal" style:font-style-complex="normal"/>
    </style:style>
    <style:style style:name="P9" style:family="paragraph" style:parent-style-name="Table_20_Heading">
      <style:paragraph-properties fo:margin-left="0.185cm" fo:margin-right="0cm" fo:text-align="start" style:justify-single-word="false" fo:text-indent="0cm" style:auto-text-indent="false"/>
      <style:text-properties fo:font-style="normal" officeooo:paragraph-rsid="000edb1e" style:font-style-asian="normal" style:font-style-complex="normal"/>
    </style:style>
    <style:style style:name="P10" style:family="paragraph" style:parent-style-name="Table_20_Heading">
      <style:paragraph-properties fo:margin-left="0.185cm" fo:margin-right="0cm" fo:text-align="start" style:justify-single-word="false" fo:text-indent="0cm" style:auto-text-indent="false"/>
      <style:text-properties fo:font-style="normal" officeooo:paragraph-rsid="00128e11" style:font-style-asian="normal" style:font-style-complex="normal"/>
    </style:style>
    <style:style style:name="P11" style:family="paragraph" style:parent-style-name="Table_20_Heading">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Heading">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0d551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bd6db"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bd6db"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edb1e"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style:font-name="Thorndale" fo:font-size="12pt" officeooo:paragraph-rsid="000bd6db" style:font-size-asian="12pt" style:font-size-complex="12pt"/>
    </style:style>
    <style:style style:name="P26" style:family="paragraph" style:parent-style-name="Table_20_Contents">
      <style:paragraph-properties fo:text-align="center" style:justify-single-word="false"/>
      <style:text-properties style:font-name="Thorndale" fo:font-size="12pt" officeooo:paragraph-rsid="000d551d" style:font-size-asian="12pt" style:font-size-complex="12pt"/>
    </style:style>
    <style:style style:name="P27" style:family="paragraph" style:parent-style-name="Table_20_Contents">
      <style:paragraph-properties fo:text-align="center" style:justify-single-word="false"/>
      <style:text-properties style:font-name="Thorndale" fo:font-size="12pt" officeooo:paragraph-rsid="000edb1e" style:font-size-asian="12pt" style:font-size-complex="12pt"/>
    </style:style>
    <style:style style:name="P28" style:family="paragraph" style:parent-style-name="Table_20_Contents">
      <style:paragraph-properties fo:text-align="center" style:justify-single-word="false"/>
      <style:text-properties style:font-name="Thorndale" fo:font-size="12pt" officeooo:paragraph-rsid="00128e11" style:font-size-asian="12pt" style:font-size-complex="12pt"/>
    </style:style>
    <style:style style:name="P29" style:family="paragraph" style:parent-style-name="Table_20_Contents">
      <style:paragraph-properties fo:text-align="start" style:justify-single-word="false"/>
      <style:text-properties style:font-name="Thorndale" fo:font-size="12pt" officeooo:paragraph-rsid="000bd6db" style:font-size-asian="12pt" style:font-size-complex="12pt"/>
    </style:style>
    <style:style style:name="P30" style:family="paragraph" style:parent-style-name="Table_20_Contents">
      <style:paragraph-properties fo:text-align="start" style:justify-single-word="false"/>
      <style:text-properties style:font-name="Thorndale" fo:font-size="12pt" officeooo:paragraph-rsid="000d551d" style:font-size-asian="12pt" style:font-size-complex="12pt"/>
    </style:style>
    <style:style style:name="P31" style:family="paragraph" style:parent-style-name="Table_20_Contents">
      <style:paragraph-properties fo:text-align="center" style:justify-single-word="false"/>
      <style:text-properties style:font-name="Thorndale" fo:font-size="12pt" officeooo:rsid="000d551d" officeooo:paragraph-rsid="000edb1e" style:font-size-asian="12pt" style:font-size-complex="12pt"/>
    </style:style>
    <style:style style:name="P32" style:family="paragraph" style:parent-style-name="Table_20_Contents">
      <style:paragraph-properties fo:text-align="center" style:justify-single-word="false"/>
      <style:text-properties style:font-name="Thorndale" fo:font-size="12pt" officeooo:rsid="000d551d" officeooo:paragraph-rsid="000d551d" style:font-size-asian="12pt" style:font-size-complex="12pt"/>
    </style:style>
    <style:style style:name="P33" style:family="paragraph" style:parent-style-name="Table_20_Contents">
      <style:paragraph-properties fo:text-align="center" style:justify-single-word="false"/>
      <style:text-properties style:font-name="Thorndale" fo:font-size="12pt" officeooo:rsid="000d551d" officeooo:paragraph-rsid="00128e11" style:font-size-asian="12pt" style:font-size-complex="12pt"/>
    </style:style>
    <style:style style:name="P34" style:family="paragraph" style:parent-style-name="Table_20_Contents">
      <style:paragraph-properties fo:text-align="center" style:justify-single-word="false"/>
      <style:text-properties style:font-name="Thorndale" fo:font-size="12pt" officeooo:rsid="000cc0e5" officeooo:paragraph-rsid="000edb1e" style:font-size-asian="12pt" style:font-size-complex="12pt"/>
    </style:style>
    <style:style style:name="P35" style:family="paragraph" style:parent-style-name="Table_20_Contents">
      <style:paragraph-properties fo:text-align="center" style:justify-single-word="false"/>
      <style:text-properties style:font-name="Thorndale" fo:font-size="12pt" officeooo:rsid="000cc0e5" officeooo:paragraph-rsid="000d551d" style:font-size-asian="12pt" style:font-size-complex="12pt"/>
    </style:style>
    <style:style style:name="P36" style:family="paragraph" style:parent-style-name="Table_20_Contents">
      <style:paragraph-properties fo:text-align="center" style:justify-single-word="false"/>
      <style:text-properties style:font-name="Thorndale" fo:font-size="12pt" officeooo:rsid="000cc0e5" officeooo:paragraph-rsid="000cc0e5" style:font-size-asian="12pt" style:font-size-complex="12pt"/>
    </style:style>
    <style:style style:name="P37" style:family="paragraph" style:parent-style-name="Table_20_Contents">
      <style:paragraph-properties fo:text-align="start" style:justify-single-word="false"/>
      <style:text-properties style:font-name="Thorndale" fo:font-size="12pt" officeooo:rsid="000cc0e5" officeooo:paragraph-rsid="000cc0e5" style:font-size-asian="12pt" style:font-size-complex="12pt"/>
    </style:style>
    <style:style style:name="P38" style:family="paragraph" style:parent-style-name="Table_20_Contents">
      <style:paragraph-properties fo:text-align="center" style:justify-single-word="false"/>
      <style:text-properties style:font-name="Thorndale" fo:font-size="12pt" officeooo:rsid="000edb1e" officeooo:paragraph-rsid="000edb1e" style:font-size-asian="12pt" style:font-size-complex="12pt"/>
    </style:style>
    <style:style style:name="P39" style:family="paragraph" style:parent-style-name="Table_20_Contents">
      <style:paragraph-properties fo:text-align="center" style:justify-single-word="false"/>
      <style:text-properties style:font-name="Thorndale" fo:font-size="12pt" officeooo:rsid="000edb1e" officeooo:paragraph-rsid="00128e11" style:font-size-asian="12pt" style:font-size-complex="12pt"/>
    </style:style>
    <style:style style:name="P40" style:family="paragraph" style:parent-style-name="Table_20_Contents">
      <style:paragraph-properties fo:text-align="center" style:justify-single-word="false"/>
      <style:text-properties style:font-name="Thorndale" fo:font-size="12pt" officeooo:rsid="000bd6db" officeooo:paragraph-rsid="000bd6db" style:font-size-asian="12pt" style:font-size-complex="12pt"/>
    </style:style>
    <style:style style:name="P41" style:family="paragraph" style:parent-style-name="Table_20_Contents">
      <style:paragraph-properties fo:text-align="start" style:justify-single-word="false"/>
      <style:text-properties style:font-name="Thorndale" fo:font-size="12pt" officeooo:rsid="000bd6db" officeooo:paragraph-rsid="000bd6db" style:font-size-asian="12pt" style:font-size-complex="12pt"/>
    </style:style>
    <style:style style:name="P4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Heading">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Heading">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Heading">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Heading">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Heading">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Heading">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128e11"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d551d" officeooo:paragraph-rsid="000d551d"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Heading">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Heading">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128e11"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Standard">
      <style:text-properties officeooo:paragraph-rsid="00128e11"/>
    </style:style>
    <style:style style:name="P62" style:family="paragraph" style:parent-style-name="Standard">
      <style:text-properties officeooo:paragraph-rsid="001c4d5b"/>
    </style:style>
    <style:style style:name="P63" style:family="paragraph" style:parent-style-name="Standard" style:list-style-name="L1">
      <style:text-properties officeooo:paragraph-rsid="001c4d5b"/>
    </style:style>
    <style:style style:name="P64" style:family="paragraph" style:parent-style-name="Standard">
      <style:text-properties style:text-underline-style="solid" style:text-underline-width="auto" style:text-underline-color="font-color" fo:font-weight="bold" officeooo:paragraph-rsid="001cbfff" style:font-weight-asian="bold" style:font-weight-complex="bold"/>
    </style:style>
    <style:style style:name="P65" style:family="paragraph" style:parent-style-name="Standard">
      <style:text-properties style:text-underline-style="solid" style:text-underline-width="auto" style:text-underline-color="font-color" fo:font-weight="bold" officeooo:paragraph-rsid="001c4d5b" style:font-weight-asian="bold" style:font-weight-complex="bold"/>
    </style:style>
    <style:style style:name="P66" style:family="paragraph" style:parent-style-name="Standard">
      <style:text-properties style:text-underline-style="none" fo:font-weight="normal" officeooo:paragraph-rsid="001cbfff" style:font-weight-asian="normal" style:font-weight-complex="normal"/>
    </style:style>
    <style:style style:name="P67" style:family="paragraph" style:parent-style-name="Standard" style:list-style-name="L3">
      <style:text-properties style:text-underline-style="none" fo:font-weight="normal" officeooo:paragraph-rsid="001d7336" style:font-weight-asian="normal" style:font-weight-complex="normal"/>
    </style:style>
    <style:style style:name="P68" style:family="paragraph" style:parent-style-name="Text_20_body">
      <style:text-properties officeooo:paragraph-rsid="0013a8da"/>
    </style:style>
    <style:style style:name="P69" style:family="paragraph" style:parent-style-name="Text_20_body">
      <style:paragraph-properties fo:text-align="center" style:justify-single-word="false"/>
      <style:text-properties fo:font-size="15pt" fo:font-weight="bold" officeooo:paragraph-rsid="0013a8da" style:font-size-asian="15pt" style:font-weight-asian="bold" style:font-size-complex="15pt" style:font-weight-complex="bold"/>
    </style:style>
    <style:style style:name="P70" style:family="paragraph" style:parent-style-name="Text_20_body">
      <style:text-properties fo:font-size="15pt" style:text-underline-style="solid" style:text-underline-width="auto" style:text-underline-color="font-color" fo:font-weight="bold" officeooo:paragraph-rsid="00142d07" style:font-size-asian="15pt" style:font-weight-asian="bold" style:font-size-complex="15pt" style:font-weight-complex="bold"/>
    </style:style>
    <style:style style:name="P71" style:family="paragraph" style:parent-style-name="Text_20_body">
      <style:paragraph-properties fo:text-align="center" style:justify-single-word="false"/>
      <style:text-properties fo:font-size="22pt" fo:font-weight="bold" officeooo:paragraph-rsid="0013a8da" style:font-size-asian="22pt" style:font-weight-asian="bold" style:font-size-complex="22pt" style:font-weight-complex="bold"/>
    </style:style>
    <style:style style:name="P72" style:family="paragraph" style:parent-style-name="Text_20_body">
      <style:text-properties officeooo:paragraph-rsid="00142d07"/>
    </style:style>
    <style:style style:name="P73" style:family="paragraph" style:parent-style-name="Text_20_body">
      <style:text-properties officeooo:paragraph-rsid="0015a974"/>
    </style:style>
    <style:style style:name="P74" style:family="paragraph" style:parent-style-name="Text_20_body">
      <style:text-properties officeooo:paragraph-rsid="001742c3"/>
    </style:style>
    <style:style style:name="P75" style:family="paragraph" style:parent-style-name="Text_20_body">
      <style:text-properties fo:font-size="16pt" style:text-underline-style="solid" style:text-underline-width="auto" style:text-underline-color="font-color" fo:font-weight="bold" officeooo:paragraph-rsid="001742c3" style:font-size-asian="16pt" style:font-weight-asian="bold" style:font-size-complex="16pt" style:font-weight-complex="bold"/>
    </style:style>
    <style:style style:name="P76" style:family="paragraph" style:parent-style-name="Text_20_body">
      <style:paragraph-properties fo:break-before="page"/>
      <style:text-properties fo:font-size="15pt" style:text-underline-style="solid" style:text-underline-width="auto" style:text-underline-color="font-color" fo:font-weight="bold" officeooo:paragraph-rsid="00142d07" style:font-size-asian="15pt" style:font-weight-asian="bold" style:font-size-complex="15pt" style:font-weight-complex="bold"/>
    </style:style>
    <style:style style:name="P77" style:family="paragraph" style:parent-style-name="Text_20_body">
      <style:paragraph-properties fo:margin-top="0cm" fo:margin-bottom="0cm" style:contextual-spacing="false"/>
    </style:style>
    <style:style style:name="P78" style:family="paragraph" style:parent-style-name="Table_20_Contents">
      <style:paragraph-properties fo:text-align="center" style:justify-single-word="false"/>
      <style:text-properties style:font-name="Thorndale" fo:font-size="12pt" officeooo:rsid="000cc0e5" officeooo:paragraph-rsid="00128e11" style:font-size-asian="12pt" style:font-size-complex="12pt"/>
    </style:style>
    <style:style style:name="P79" style:family="paragraph" style:parent-style-name="Table_20_Contents">
      <style:paragraph-properties fo:text-align="center" style:justify-single-word="false"/>
      <style:text-properties style:font-name="Thorndale" fo:font-size="12pt" officeooo:rsid="000cc0e5" officeooo:paragraph-rsid="00183a76" style:font-size-asian="12pt" style:font-size-complex="12pt"/>
    </style:style>
    <style:style style:name="P80" style:family="paragraph" style:parent-style-name="Table_20_Contents">
      <style:paragraph-properties fo:text-align="center" style:justify-single-word="false"/>
      <style:text-properties style:font-name="Thorndale" fo:font-size="12pt" officeooo:rsid="000cc0e5" officeooo:paragraph-rsid="0019b3f2" style:font-size-asian="12pt" style:font-size-complex="12pt"/>
    </style:style>
    <style:style style:name="P81" style:family="paragraph" style:parent-style-name="Table_20_Contents">
      <style:paragraph-properties fo:text-align="center" style:justify-single-word="false"/>
      <style:text-properties style:font-name="Thorndale" fo:font-size="12pt" officeooo:rsid="000cc0e5" officeooo:paragraph-rsid="001a661a" style:font-size-asian="12pt" style:font-size-complex="12pt"/>
    </style:style>
    <style:style style:name="P82" style:family="paragraph" style:parent-style-name="Table_20_Contents">
      <style:text-properties fo:font-size="2pt" style:font-size-asian="2pt" style:font-size-complex="2pt"/>
    </style:style>
    <style:style style:name="P83"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128e11"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1742c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19b3f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1a661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1a661a"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551d" style:font-weight-asian="bold" style:font-weight-complex="bold"/>
    </style:style>
    <style:style style:name="T3" style:family="text">
      <style:text-properties fo:font-weight="bold" officeooo:rsid="000edb1e" style:font-weight-asian="bold" style:font-weight-complex="bold"/>
    </style:style>
    <style:style style:name="T4" style:family="text">
      <style:text-properties fo:font-weight="bold" officeooo:rsid="00128e11" style:font-weight-asian="bold" style:font-weight-complex="bold"/>
    </style:style>
    <style:style style:name="T5" style:family="text">
      <style:text-properties officeooo:rsid="000bd6db"/>
    </style:style>
    <style:style style:name="T6" style:family="text">
      <style:text-properties fo:font-weight="normal" style:font-weight-asian="normal" style:font-weight-complex="normal"/>
    </style:style>
    <style:style style:name="T7" style:family="text">
      <style:text-properties officeooo:rsid="000cc0e5"/>
    </style:style>
    <style:style style:name="T8" style:family="text">
      <style:text-properties officeooo:rsid="000d551d"/>
    </style:style>
    <style:style style:name="T9" style:family="text">
      <style:text-properties style:text-underline-style="solid" style:text-underline-width="auto" style:text-underline-color="font-color" officeooo:rsid="000d551d"/>
    </style:style>
    <style:style style:name="T10" style:family="text">
      <style:text-properties style:text-underline-style="solid" style:text-underline-width="auto" style:text-underline-color="font-color" fo:font-weight="bold" officeooo:rsid="00142d07" style:font-weight-asian="bold" style:font-weight-complex="bold"/>
    </style:style>
    <style:style style:name="T11" style:family="text">
      <style:text-properties style:text-underline-style="solid" style:text-underline-width="auto" style:text-underline-color="font-color" fo:font-weight="bold" officeooo:rsid="0015a974" style:font-weight-asian="bold" style:font-weight-complex="bold"/>
    </style:style>
    <style:style style:name="T12" style:family="text">
      <style:text-properties officeooo:rsid="000edb1e"/>
    </style:style>
    <style:style style:name="T13" style:family="text">
      <style:text-properties officeooo:rsid="00128e11"/>
    </style:style>
    <style:style style:name="T14" style:family="text">
      <style:text-properties officeooo:rsid="0013a8da"/>
    </style:style>
    <style:style style:name="T15" style:family="text">
      <style:text-properties officeooo:rsid="00142d07"/>
    </style:style>
    <style:style style:name="T16" style:family="text">
      <style:text-properties officeooo:rsid="0015a974"/>
    </style:style>
    <style:style style:name="T17" style:family="text">
      <style:text-properties officeooo:rsid="001742c3"/>
    </style:style>
    <style:style style:name="T18" style:family="text">
      <style:text-properties officeooo:rsid="00183a76"/>
    </style:style>
    <style:style style:name="T19" style:family="text">
      <style:text-properties officeooo:rsid="0019b3f2"/>
    </style:style>
    <style:style style:name="T20" style:family="text">
      <style:text-properties fo:color="#000000" style:text-outline="false" style:text-line-through-style="none" fo:font-style="normal" fo:text-shadow="none" style:text-underline-style="none" fo:font-weight="normal" officeooo:rsid="0019b3f2" style:font-style-asian="normal" style:font-weight-asian="normal" style:font-style-complex="normal" style:font-weight-complex="normal" style:text-overline-style="none" style:text-overline-color="font-color"/>
    </style:style>
    <style:style style:name="T21" style:family="text">
      <style:text-properties fo:color="#000000" style:text-outline="false" style:text-line-through-style="none" fo:font-style="normal" fo:text-shadow="none" style:text-underline-style="none" fo:font-weight="normal" officeooo:rsid="001742c3" style:font-style-asian="normal" style:font-weight-asian="normal" style:font-style-complex="normal" style:font-weight-complex="normal" style:text-overline-style="none" style:text-overline-color="font-color"/>
    </style:style>
    <style:style style:name="T22" style:family="text">
      <style:text-properties fo:color="#000000" style:text-outline="false" style:text-line-through-style="none" fo:font-style="normal" fo:text-shadow="none" style:text-underline-style="none" fo:font-weight="normal" officeooo:rsid="001a661a" style:font-style-asian="normal" style:font-weight-asian="normal" style:font-style-complex="normal" style:font-weight-complex="normal" style:text-overline-style="none" style:text-overline-color="font-color"/>
    </style:style>
    <style:style style:name="T23" style:family="text">
      <style:text-properties officeooo:rsid="001a661a"/>
    </style:style>
    <style:style style:name="T24" style:family="text">
      <style:text-properties officeooo:rsid="001c4d5b"/>
    </style:style>
    <style:style style:name="T25" style:family="text">
      <style:text-properties officeooo:rsid="001cbfff"/>
    </style:style>
    <style:style style:name="T26" style:family="text">
      <style:text-properties style:text-underline-style="none" fo:font-weight="normal" officeooo:rsid="001cbfff" style:font-weight-asian="normal" style:font-weight-complex="normal"/>
    </style:style>
    <style:style style:name="T27" style:family="text">
      <style:text-properties officeooo:rsid="001d733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5000" number:language="es" number:country="ES">
      <number:number number:min-integer-digits="1"/>
    </number:number-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14"/></text:p>
      <text:p text:style-name="P69"><text:span text:style-name="T14"/></text:p>
      <text:p text:style-name="P69"><text:span text:style-name="T14"/></text:p>
      <text:p text:style-name="P69"><text:span text:style-name="T14"/></text:p>
      <text:p text:style-name="P69"><text:span text:style-name="T14"/></text:p>
      <text:p text:style-name="P71"><text:span text:style-name="T14"/></text:p>
      <text:p text:style-name="P71"><text:span text:style-name="T14">MEMORIA DE SISTEMAS ORIENTADOS A SERVICIOS:</text:span></text:p>
      <text:p text:style-name="P71"><text:span text:style-name="T14"/></text:p>
      <text:p text:style-name="P71"><text:span text:style-name="T14">DEFINICIÓN E IMPLEMENTACIÓN DE UN SERVICIO RESTFUL</text:span></text:p>
      <text:p text:style-name="P71"><text:span text:style-name="T14"/></text:p>
      <text:p text:style-name="P71"><text:span text:style-name="T14"/></text:p>
      <text:p text:style-name="P71"><text:span text:style-name="T14"/></text:p>
      <text:p text:style-name="P71"><text:span text:style-name="T14">Borja Illescas Medina 100064</text:span></text:p>
      <text:p text:style-name="P71"><text:span text:style-name="T14">Alejandro Vera De Juan 100</text:span></text:p>
      <text:p text:style-name="P76"><text:span text:style-name="T15">Identificación de recursos</text:span></text:p>
      <text:p text:style-name="P72"><text:span text:style-name="T15"/></text:p>
      <text:p text:style-name="P72"><text:span text:style-name="T15">El calendario consta de tres elementos principales que hemos identificado como users (usuarios), calendars (calendarios) y dates (citas o eventos).</text:span></text:p>
      <text:p text:style-name="P72"><text:span text:style-name="T15">Los usuarios son los usuarios del sistema los cuales están formados por un identificador y un nombre. Estos tendrán calendarios y citas asociados.</text:span></text:p>
      <text:p text:style-name="P72"><text:span text:style-name="T15">En cuanto a los calendarios no son más que contenedores de citas de un usuario.</text:span></text:p>
      <text:p text:style-name="P72"><text:span text:style-name="T15">Las citas contendrán la información necesaria a esta, como la fecha de comienzo, fecha de finalización, el lugar y la descripción.</text:span></text:p>
      <text:p text:style-name="P72"><text:span text:style-name="T15"/></text:p>
      <text:p text:style-name="P70"><text:span text:style-name="T15">Creación de los recursos en la base de datos</text:span></text:p>
      <text:p text:style-name="P72"><text:span text:style-name="T15"/></text:p>
      <text:p text:style-name="P72"><text:span text:style-name="T15">Con lo anterior descrito se ha </text:span><text:span text:style-name="T16">definido una base de datos a la cual echaremos un breve vistazo:</text:span></text:p>
      <text:p text:style-name="P72"><text:span text:style-name="T15"/></text:p>
      <text:p text:style-name="P72"><text:bookmark-start text:name="__DdeLink__804_2027634487"/><text:span text:style-name="T10">-Users:</text:span><text:bookmark-end text:name="__DdeLink__804_2027634487"/></text:p>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header-rows>
          <table:table-row>
            <table:table-cell table:style-name="Tabla31.A1" office:value-type="string">
              <text:p text:style-name="Table_20_Heading">Columna</text:p>
            </table:table-cell>
            <table:table-cell table:style-name="Tabla31.A1" office:value-type="string">
              <text:p text:style-name="Table_20_Heading">Tipo</text:p>
            </table:table-cell>
            <table:table-cell table:style-name="Tabla31.A1" office:value-type="string">
              <text:p text:style-name="Table_20_Heading">Nulo</text:p>
            </table:table-cell>
            <table:table-cell table:style-name="Tabla31.A1" office:value-type="string">
              <text:p text:style-name="Table_20_Heading">Predeterminado</text:p>
            </table:table-cell>
            <table:table-cell table:style-name="Tabla31.A1" office:value-type="string">
              <text:p text:style-name="Table_20_Heading">Comentarios</text:p>
            </table:table-cell>
            <table:table-cell table:style-name="Tabla31.A1" office:value-type="string">
              <text:p text:style-name="Table_20_Heading">MIME</text:p>
            </table:table-cell>
          </table:table-row>
        </table:table-header-rows>
        <table:table-row>
          <table:table-cell table:style-name="Tabla31.A1" office:value-type="string">
            <text:p text:style-name="Table_20_Contents">user_id </text:p>
          </table:table-cell>
          <table:table-cell table:style-name="Tabla31.A1" office:value-type="string">
            <text:p text:style-name="Table_20_Contents">int(11)</text:p>
          </table:table-cell>
          <table:table-cell table:style-name="Tabla31.A1" office:value-type="string">
            <text:p text:style-name="Table_20_Contents">No</text:p>
          </table:table-cell>
          <table:table-cell table:style-name="Tabla31.A1" office:value-type="string">
            <text:p text:style-name="Table_20_Contents"/>
          </table:table-cell>
          <table:table-cell table:style-name="Tabla31.A1" office:value-type="string">
            <text:p text:style-name="Table_20_Contents"/>
          </table:table-cell>
          <table:table-cell table:style-name="Tabla31.A1" office:value-type="string">
            <text:p text:style-name="Table_20_Contents"/>
          </table:table-cell>
        </table:table-row>
        <table:table-row>
          <table:table-cell table:style-name="Tabla31.A1" office:value-type="string">
            <text:p text:style-name="Table_20_Contents">name </text:p>
          </table:table-cell>
          <table:table-cell table:style-name="Tabla31.A1" office:value-type="string">
            <text:p text:style-name="Table_20_Contents">varchar(20)</text:p>
          </table:table-cell>
          <table:table-cell table:style-name="Tabla31.A1" office:value-type="string">
            <text:p text:style-name="Table_20_Contents">No</text:p>
          </table:table-cell>
          <table:table-cell table:style-name="Tabla31.A1" office:value-type="string">
            <text:p text:style-name="Table_20_Contents"/>
          </table:table-cell>
          <table:table-cell table:style-name="Tabla31.A1" office:value-type="string">
            <text:p text:style-name="Table_20_Contents"/>
          </table:table-cell>
          <table:table-cell table:style-name="Tabla31.A1" office:value-type="string">
            <text:p text:style-name="Table_20_Contents"/>
          </table:table-cell>
        </table:table-row>
      </table:table>
      <text:p text:style-name="P77"><text:bookmark text:name="table_index"/></text:p>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column table:style-name="Tabla32.G"/>
        <table:table-column table:style-name="Tabla32.H"/>
        <table:table-column table:style-name="Tabla32.I"/>
        <table:table-header-rows>
          <table:table-row>
            <table:table-cell table:style-name="Tabla32.A1" office:value-type="string">
              <text:p text:style-name="Table_20_Heading">Nombre de la clave</text:p>
            </table:table-cell>
            <table:table-cell table:style-name="Tabla32.A1" office:value-type="string">
              <text:p text:style-name="Table_20_Heading">Tipo</text:p>
            </table:table-cell>
            <table:table-cell table:style-name="Tabla32.A1" office:value-type="string">
              <text:p text:style-name="Table_20_Heading">Único</text:p>
            </table:table-cell>
            <table:table-cell table:style-name="Tabla32.A1" office:value-type="string">
              <text:p text:style-name="Table_20_Heading">Empaquetado</text:p>
            </table:table-cell>
            <table:table-cell table:style-name="Tabla32.A1" office:value-type="string">
              <text:p text:style-name="Table_20_Heading">Columna</text:p>
            </table:table-cell>
            <table:table-cell table:style-name="Tabla32.A1" office:value-type="string">
              <text:p text:style-name="Table_20_Heading">Cardinalidad</text:p>
            </table:table-cell>
            <table:table-cell table:style-name="Tabla32.A1" office:value-type="string">
              <text:p text:style-name="Table_20_Heading">Cotejamiento</text:p>
            </table:table-cell>
            <table:table-cell table:style-name="Tabla32.A1" office:value-type="string">
              <text:p text:style-name="Table_20_Heading">Nulo</text:p>
            </table:table-cell>
            <table:table-cell table:style-name="Tabla32.A1" office:value-type="string">
              <text:p text:style-name="Table_20_Heading">Comentario</text:p>
            </table:table-cell>
          </table:table-row>
        </table:table-header-rows>
        <table:table-row>
          <table:table-cell table:style-name="Tabla32.A1" office:value-type="string">
            <text:p text:style-name="Table_20_Heading">PRIMARY</text:p>
          </table:table-cell>
          <table:table-cell table:style-name="Tabla32.A1" office:value-type="string">
            <text:p text:style-name="Table_20_Contents">BTREE</text:p>
          </table:table-cell>
          <table:table-cell table:style-name="Tabla32.A1" office:value-type="string">
            <text:p text:style-name="Table_20_Contents">Sí</text:p>
          </table:table-cell>
          <table:table-cell table:style-name="Tabla32.A1" office:value-type="string">
            <text:p text:style-name="Table_20_Contents">No</text:p>
          </table:table-cell>
          <table:table-cell table:style-name="Tabla32.A1" office:value-type="string">
            <text:p text:style-name="Table_20_Contents">user_id</text:p>
          </table:table-cell>
          <table:table-cell table:style-name="Tabla32.A1" office:value-type="string">
            <text:p text:style-name="Table_20_Contents">13</text:p>
          </table:table-cell>
          <table:table-cell table:style-name="Tabla32.A1" office:value-type="string">
            <text:p text:style-name="Table_20_Contents">A</text:p>
          </table:table-cell>
          <table:table-cell table:style-name="Tabla32.A1" office:value-type="string">
            <text:p text:style-name="Table_20_Contents">No</text:p>
          </table:table-cell>
          <table:table-cell table:style-name="Tabla32.A1" office:value-type="string">
            <text:p text:style-name="P82"/>
          </table:table-cell>
        </table:table-row>
      </table:table>
      <text:p text:style-name="P72"><text:span text:style-name="T15"/></text:p>
      <text:p text:style-name="P73"><text:span text:style-name="T16">Como podemos observar esta tabla esta formada simplemente por un identificador de usuario del tipo int, el cual será la clave primaria, y un nombre de tipo varchar. El identificador tiene auto_increment por lo que cada usuario nuevo que se registre tendrá el identificador del anterior +1. Esto es así con todas las claves primarias del resto de tablas.</text:span></text:p>
      <text:p text:style-name="P73"><text:span text:style-name="T16"/></text:p>
      <text:p text:style-name="P73"><text:bookmark-start text:name="__DdeLink__807_2027634487"/><text:span text:style-name="T10">-</text:span><text:span text:style-name="T11">Calendars:</text:span><text:bookmark-end text:name="__DdeLink__807_2027634487"/></text:p>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header-rows>
          <table:table-row>
            <table:table-cell table:style-name="Tabla33.A1" office:value-type="string">
              <text:p text:style-name="Table_20_Heading">Columna</text:p>
            </table:table-cell>
            <table:table-cell table:style-name="Tabla33.A1" office:value-type="string">
              <text:p text:style-name="Table_20_Heading">Tipo</text:p>
            </table:table-cell>
            <table:table-cell table:style-name="Tabla33.A1" office:value-type="string">
              <text:p text:style-name="Table_20_Heading">Nulo</text:p>
            </table:table-cell>
            <table:table-cell table:style-name="Tabla33.A1" office:value-type="string">
              <text:p text:style-name="Table_20_Heading">Predeterminado</text:p>
            </table:table-cell>
            <table:table-cell table:style-name="Tabla33.A1" office:value-type="string">
              <text:p text:style-name="Table_20_Heading">Enlaces a</text:p>
            </table:table-cell>
            <table:table-cell table:style-name="Tabla33.A1" office:value-type="string">
              <text:p text:style-name="Table_20_Heading">Comentarios</text:p>
            </table:table-cell>
            <table:table-cell table:style-name="Tabla33.A1" office:value-type="string">
              <text:p text:style-name="Table_20_Heading">MIME</text:p>
            </table:table-cell>
          </table:table-row>
        </table:table-header-rows>
        <table:table-row>
          <table:table-cell table:style-name="Tabla33.A1" office:value-type="string">
            <text:p text:style-name="Table_20_Contents">calendar_id </text:p>
          </table:table-cell>
          <table:table-cell table:style-name="Tabla33.A1" office:value-type="string">
            <text:p text:style-name="Table_20_Contents">int(11)</text:p>
          </table:table-cell>
          <table:table-cell table:style-name="Tabla33.A1" office:value-type="string">
            <text:p text:style-name="Table_20_Contents">No</text:p>
          </table:table-cell>
          <table:table-cell table:style-name="Tabla33.A1" office:value-type="string">
            <text:p text:style-name="Table_20_Contents"/>
          </table:table-cell>
          <table:table-cell table:style-name="Tabla33.A1" office:value-type="string">
            <text:p text:style-name="Table_20_Contents"> </text:p>
          </table:table-cell>
          <table:table-cell table:style-name="Tabla33.A1" office:value-type="string">
            <text:p text:style-name="Table_20_Contents"> </text:p>
          </table:table-cell>
          <table:table-cell table:style-name="Tabla33.A1" office:value-type="string">
            <text:p text:style-name="Table_20_Contents"> </text:p>
          </table:table-cell>
        </table:table-row>
        <table:table-row>
          <table:table-cell table:style-name="Tabla33.A1" office:value-type="string">
            <text:p text:style-name="Table_20_Contents">user_id </text:p>
          </table:table-cell>
          <table:table-cell table:style-name="Tabla33.A1" office:value-type="string">
            <text:p text:style-name="Table_20_Contents">int(11)</text:p>
          </table:table-cell>
          <table:table-cell table:style-name="Tabla33.A1" office:value-type="string">
            <text:p text:style-name="Table_20_Contents">No</text:p>
          </table:table-cell>
          <table:table-cell table:style-name="Tabla33.A1" office:value-type="string">
            <text:p text:style-name="Table_20_Contents"/>
          </table:table-cell>
          <table:table-cell table:style-name="Tabla33.A1" office:value-type="string">
            <text:p text:style-name="Table_20_Contents">users -&gt; user_id </text:p>
          </table:table-cell>
          <table:table-cell table:style-name="Tabla33.A1" office:value-type="string">
            <text:p text:style-name="Table_20_Contents"> </text:p>
          </table:table-cell>
          <table:table-cell table:style-name="Tabla33.A1" office:value-type="string">
            <text:p text:style-name="Table_20_Contents"> </text:p>
          </table:table-cell>
        </table:table-row>
        <table:table-row>
          <table:table-cell table:style-name="Tabla33.A1" office:value-type="string">
            <text:p text:style-name="Table_20_Contents">name </text:p>
          </table:table-cell>
          <table:table-cell table:style-name="Tabla33.A1" office:value-type="string">
            <text:p text:style-name="Table_20_Contents">varchar(20)</text:p>
          </table:table-cell>
          <table:table-cell table:style-name="Tabla33.A1" office:value-type="string">
            <text:p text:style-name="Table_20_Contents">No</text:p>
          </table:table-cell>
          <table:table-cell table:style-name="Tabla33.A1" office:value-type="string">
            <text:p text:style-name="Table_20_Contents"/>
          </table:table-cell>
          <table:table-cell table:style-name="Tabla33.A1" office:value-type="string">
            <text:p text:style-name="Table_20_Contents"> </text:p>
          </table:table-cell>
          <table:table-cell table:style-name="Tabla33.A1" office:value-type="string">
            <text:p text:style-name="Table_20_Contents"> </text:p>
          </table:table-cell>
          <table:table-cell table:style-name="Tabla33.A1" office:value-type="string">
            <text:p text:style-name="Table_20_Contents"> </text:p>
          </table:table-cell>
        </table:table-row>
      </table:table>
      <text:p text:style-name="P77"><text:bookmark text:name="table_index1"/><text:span text:style-name="T16"/></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column table:style-name="Tabla34.G"/>
        <table:table-column table:style-name="Tabla34.H"/>
        <table:table-column table:style-name="Tabla34.I"/>
        <table:table-header-rows>
          <table:table-row>
            <table:table-cell table:style-name="Tabla34.A1" office:value-type="string">
              <text:p text:style-name="Table_20_Heading">Nombre de la clave</text:p>
            </table:table-cell>
            <table:table-cell table:style-name="Tabla34.A1" office:value-type="string">
              <text:p text:style-name="Table_20_Heading">Tipo</text:p>
            </table:table-cell>
            <table:table-cell table:style-name="Tabla34.A1" office:value-type="string">
              <text:p text:style-name="Table_20_Heading">Único</text:p>
            </table:table-cell>
            <table:table-cell table:style-name="Tabla34.A1" office:value-type="string">
              <text:p text:style-name="Table_20_Heading">Empaquetado</text:p>
            </table:table-cell>
            <table:table-cell table:style-name="Tabla34.A1" office:value-type="string">
              <text:p text:style-name="Table_20_Heading">Columna</text:p>
            </table:table-cell>
            <table:table-cell table:style-name="Tabla34.A1" office:value-type="string">
              <text:p text:style-name="Table_20_Heading">Cardinalidad</text:p>
            </table:table-cell>
            <table:table-cell table:style-name="Tabla34.A1" office:value-type="string">
              <text:p text:style-name="Table_20_Heading">Cotejamiento</text:p>
            </table:table-cell>
            <table:table-cell table:style-name="Tabla34.A1" office:value-type="string">
              <text:p text:style-name="Table_20_Heading">Nulo</text:p>
            </table:table-cell>
            <table:table-cell table:style-name="Tabla34.A1" office:value-type="string">
              <text:p text:style-name="Table_20_Heading">Comentario</text:p>
            </table:table-cell>
          </table:table-row>
        </table:table-header-rows>
        <table:table-row>
          <table:table-cell table:style-name="Tabla34.A1" office:value-type="string">
            <text:p text:style-name="Table_20_Heading">PRIMARY</text:p>
          </table:table-cell>
          <table:table-cell table:style-name="Tabla34.A1" office:value-type="string">
            <text:p text:style-name="Table_20_Contents">BTREE</text:p>
          </table:table-cell>
          <table:table-cell table:style-name="Tabla34.A1" office:value-type="string">
            <text:p text:style-name="Table_20_Contents">Sí</text:p>
          </table:table-cell>
          <table:table-cell table:style-name="Tabla34.A1" office:value-type="string">
            <text:p text:style-name="Table_20_Contents">No</text:p>
          </table:table-cell>
          <table:table-cell table:style-name="Tabla34.A1" office:value-type="string">
            <text:p text:style-name="Table_20_Contents">calendar_id</text:p>
          </table:table-cell>
          <table:table-cell table:style-name="Tabla34.A1" office:value-type="string">
            <text:p text:style-name="Table_20_Contents">11</text:p>
          </table:table-cell>
          <table:table-cell table:style-name="Tabla34.A1" office:value-type="string">
            <text:p text:style-name="Table_20_Contents">A</text:p>
          </table:table-cell>
          <table:table-cell table:style-name="Tabla34.A1" office:value-type="string">
            <text:p text:style-name="Table_20_Contents">No</text:p>
          </table:table-cell>
          <table:table-cell table:style-name="Tabla34.A1" office:value-type="string">
            <text:p text:style-name="P82"/>
          </table:table-cell>
        </table:table-row>
        <table:table-row>
          <table:table-cell table:style-name="Tabla34.A1" office:value-type="string">
            <text:p text:style-name="Table_20_Heading">user_id</text:p>
          </table:table-cell>
          <table:table-cell table:style-name="Tabla34.A1" office:value-type="string">
            <text:p text:style-name="Table_20_Contents">BTREE</text:p>
          </table:table-cell>
          <table:table-cell table:style-name="Tabla34.A1" office:value-type="string">
            <text:p text:style-name="Table_20_Contents">No</text:p>
          </table:table-cell>
          <table:table-cell table:style-name="Tabla34.A1" office:value-type="string">
            <text:p text:style-name="Table_20_Contents">No</text:p>
          </table:table-cell>
          <table:table-cell table:style-name="Tabla34.A1" office:value-type="string">
            <text:p text:style-name="Table_20_Contents">user_id</text:p>
          </table:table-cell>
          <table:table-cell table:style-name="Tabla34.A1" office:value-type="string">
            <text:p text:style-name="Table_20_Contents">11</text:p>
          </table:table-cell>
          <table:table-cell table:style-name="Tabla34.A1" office:value-type="string">
            <text:p text:style-name="Table_20_Contents">A</text:p>
          </table:table-cell>
          <table:table-cell table:style-name="Tabla34.A1" office:value-type="string">
            <text:p text:style-name="Table_20_Contents">No</text:p>
          </table:table-cell>
          <table:table-cell table:style-name="Tabla34.A1" office:value-type="string">
            <text:p text:style-name="P82"/>
          </table:table-cell>
        </table:table-row>
      </table:table>
      <text:p text:style-name="P73"><text:span text:style-name="T16"/></text:p>
      <text:p text:style-name="P73"><text:span text:style-name="T16">Esta tabla contendrá un id de calendario (calendar_id) que será la clave primaria, un id del usuario al cual pertenece el calendario, el cual es una clave foránea, y finalmente un nombre.</text:span></text:p>
      <text:p text:style-name="P73"><text:soft-page-break/><text:span text:style-name="T10">-</text:span><text:span text:style-name="T11">Dates:</text:span></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column table:style-name="Tabla35.G"/>
        <table:table-header-rows>
          <table:table-row>
            <table:table-cell table:style-name="Tabla35.A1" office:value-type="string">
              <text:p text:style-name="Table_20_Heading">Columna</text:p>
            </table:table-cell>
            <table:table-cell table:style-name="Tabla35.A1" office:value-type="string">
              <text:p text:style-name="Table_20_Heading">Tipo</text:p>
            </table:table-cell>
            <table:table-cell table:style-name="Tabla35.A1" office:value-type="string">
              <text:p text:style-name="Table_20_Heading">Nulo</text:p>
            </table:table-cell>
            <table:table-cell table:style-name="Tabla35.A1" office:value-type="string">
              <text:p text:style-name="Table_20_Heading">Predeterminado</text:p>
            </table:table-cell>
            <table:table-cell table:style-name="Tabla35.A1" office:value-type="string">
              <text:p text:style-name="Table_20_Heading">Enlaces a</text:p>
            </table:table-cell>
            <table:table-cell table:style-name="Tabla35.A1" office:value-type="string">
              <text:p text:style-name="Table_20_Heading">Comentarios</text:p>
            </table:table-cell>
            <table:table-cell table:style-name="Tabla35.A1" office:value-type="string">
              <text:p text:style-name="Table_20_Heading">MIME</text:p>
            </table:table-cell>
          </table:table-row>
        </table:table-header-rows>
        <table:table-row>
          <table:table-cell table:style-name="Tabla35.A1" office:value-type="string">
            <text:p text:style-name="Table_20_Contents">date_id </text:p>
          </table:table-cell>
          <table:table-cell table:style-name="Tabla35.A1" office:value-type="string">
            <text:p text:style-name="Table_20_Contents">int(11)</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calendar_id </text:p>
          </table:table-cell>
          <table:table-cell table:style-name="Tabla35.A1" office:value-type="string">
            <text:p text:style-name="Table_20_Contents">int(11)</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calendars -&gt; calendar_id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name </text:p>
          </table:table-cell>
          <table:table-cell table:style-name="Tabla35.A1" office:value-type="string">
            <text:p text:style-name="Table_20_Contents">varchar(20)</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description </text:p>
          </table:table-cell>
          <table:table-cell table:style-name="Tabla35.A1" office:value-type="string">
            <text:p text:style-name="Table_20_Contents">varchar(120)</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lugar </text:p>
          </table:table-cell>
          <table:table-cell table:style-name="Tabla35.A1" office:value-type="string">
            <text:p text:style-name="Table_20_Contents">varchar(30)</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fecha_comienzo </text:p>
          </table:table-cell>
          <table:table-cell table:style-name="Tabla35.A1" office:value-type="string">
            <text:p text:style-name="Table_20_Contents">datetime</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fecha_finalizado </text:p>
          </table:table-cell>
          <table:table-cell table:style-name="Tabla35.A1" office:value-type="string">
            <text:p text:style-name="Table_20_Contents">datetime</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
      <text:p text:style-name="P77"><text:bookmark text:name="table_index2"/><text:span text:style-name="T14"/></text:p>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column table:style-name="Tabla36.G"/>
        <table:table-column table:style-name="Tabla36.H"/>
        <table:table-column table:style-name="Tabla36.I"/>
        <table:table-header-rows>
          <table:table-row>
            <table:table-cell table:style-name="Tabla36.A1" office:value-type="string">
              <text:p text:style-name="Table_20_Heading">Nombre de la clave</text:p>
            </table:table-cell>
            <table:table-cell table:style-name="Tabla36.A1" office:value-type="string">
              <text:p text:style-name="Table_20_Heading">Tipo</text:p>
            </table:table-cell>
            <table:table-cell table:style-name="Tabla36.A1" office:value-type="string">
              <text:p text:style-name="Table_20_Heading">Único</text:p>
            </table:table-cell>
            <table:table-cell table:style-name="Tabla36.A1" office:value-type="string">
              <text:p text:style-name="Table_20_Heading">Empaquetado</text:p>
            </table:table-cell>
            <table:table-cell table:style-name="Tabla36.A1" office:value-type="string">
              <text:p text:style-name="Table_20_Heading">Columna</text:p>
            </table:table-cell>
            <table:table-cell table:style-name="Tabla36.A1" office:value-type="string">
              <text:p text:style-name="Table_20_Heading">Cardinalidad</text:p>
            </table:table-cell>
            <table:table-cell table:style-name="Tabla36.A1" office:value-type="string">
              <text:p text:style-name="Table_20_Heading">Cotejamiento</text:p>
            </table:table-cell>
            <table:table-cell table:style-name="Tabla36.A1" office:value-type="string">
              <text:p text:style-name="Table_20_Heading">Nulo</text:p>
            </table:table-cell>
            <table:table-cell table:style-name="Tabla36.A1" office:value-type="string">
              <text:p text:style-name="Table_20_Heading">Comentario</text:p>
            </table:table-cell>
          </table:table-row>
        </table:table-header-rows>
        <table:table-row>
          <table:table-cell table:style-name="Tabla36.A1" office:value-type="string">
            <text:p text:style-name="Table_20_Heading">PRIMARY</text:p>
          </table:table-cell>
          <table:table-cell table:style-name="Tabla36.A1" office:value-type="string">
            <text:p text:style-name="Table_20_Contents">BTREE</text:p>
          </table:table-cell>
          <table:table-cell table:style-name="Tabla36.A1" office:value-type="string">
            <text:p text:style-name="Table_20_Contents">Sí</text:p>
          </table:table-cell>
          <table:table-cell table:style-name="Tabla36.A1" office:value-type="string">
            <text:p text:style-name="Table_20_Contents">No</text:p>
          </table:table-cell>
          <table:table-cell table:style-name="Tabla36.A1" office:value-type="string">
            <text:p text:style-name="Table_20_Contents">date_id</text:p>
          </table:table-cell>
          <table:table-cell table:style-name="Tabla36.A1" office:value-type="string">
            <text:p text:style-name="Table_20_Contents">6</text:p>
          </table:table-cell>
          <table:table-cell table:style-name="Tabla36.A1" office:value-type="string">
            <text:p text:style-name="Table_20_Contents">A</text:p>
          </table:table-cell>
          <table:table-cell table:style-name="Tabla36.A1" office:value-type="string">
            <text:p text:style-name="Table_20_Contents">No</text:p>
          </table:table-cell>
          <table:table-cell table:style-name="Tabla36.A1" office:value-type="string">
            <text:p text:style-name="P82"/>
          </table:table-cell>
        </table:table-row>
        <table:table-row>
          <table:table-cell table:style-name="Tabla36.A1" office:value-type="string">
            <text:p text:style-name="Table_20_Heading">calendar_id</text:p>
          </table:table-cell>
          <table:table-cell table:style-name="Tabla36.A1" office:value-type="string">
            <text:p text:style-name="Table_20_Contents">BTREE</text:p>
          </table:table-cell>
          <table:table-cell table:style-name="Tabla36.A1" office:value-type="string">
            <text:p text:style-name="Table_20_Contents">No</text:p>
          </table:table-cell>
          <table:table-cell table:style-name="Tabla36.A1" office:value-type="string">
            <text:p text:style-name="Table_20_Contents">No</text:p>
          </table:table-cell>
          <table:table-cell table:style-name="Tabla36.A1" office:value-type="string">
            <text:p text:style-name="Table_20_Contents">calendar_id</text:p>
          </table:table-cell>
          <table:table-cell table:style-name="Tabla36.A1" office:value-type="string">
            <text:p text:style-name="Table_20_Contents">6</text:p>
          </table:table-cell>
          <table:table-cell table:style-name="Tabla36.A1" office:value-type="string">
            <text:p text:style-name="Table_20_Contents">A</text:p>
          </table:table-cell>
          <table:table-cell table:style-name="Tabla36.A1" office:value-type="string">
            <text:p text:style-name="Table_20_Contents">No</text:p>
          </table:table-cell>
          <table:table-cell table:style-name="Tabla36.A1" office:value-type="string">
            <text:p text:style-name="P82"/>
          </table:table-cell>
        </table:table-row>
      </table:table>
      <text:p text:style-name="P68"><text:span text:style-name="T14"/></text:p>
      <text:p text:style-name="P73"><text:span text:style-name="T16">Esta tabla representa las citas o eventos de un calendario. Como podemos ver contiene un identificador (el cual es la clave primaria) y el identificador del calendario en el que está contenida esta cita.</text:span></text:p>
      <text:p text:style-name="P73"><text:span text:style-name="T16">El resto de campos consisten en la descripción de la cita, el lugar en el que sucede y su fecha de comienzo y fecha de finalizado.</text:span></text:p>
      <text:p text:style-name="P73"><text:span text:style-name="T16">Estas fechas se han decidido implementar en la base de datos del tipo datetime para poder ser compatibles con los tipos Date de Java.</text:span></text:p>
      <text:p text:style-name="P73"><text:span text:style-name="T16">Sin embargo, aunque se ha conseguido que el servicio registre las citas con la fecha por razones desconocidas no se ha conseguido registrar las horas en la base de datos.</text:span></text:p>
      <text:p text:style-name="P75"><text:span text:style-name="T17"/></text:p>
      <text:p text:style-name="P75"><text:span text:style-name="T17">Diseño de las </text:span><text:span text:style-name="T27">URIs</text:span></text:p>
      <text:p text:style-name="P74"><text:span text:style-name="T17">En un principio se planteó un esquema muy simple de Uris para localizar los distintos recursos. Este sistema consistía en describir el primer elemento como el identificador de usuario, seguido a continuación del recurso y el identificador de ese recurso si fuera necesario.</text:span></text:p>
      <text:p text:style-name="P74"><text:span text:style-name="T17">Es decir, para obtener un calendario su uri sería </text:span><text:bookmark-start text:name="__DdeLink__809_2027634487"/><text:span text:style-name="T17">/{id_usuario}/calendars/{id_calendario}</text:span><text:bookmark-end text:name="__DdeLink__809_2027634487"/><text:span text:style-name="T17"> y para poder obtener una cita sería /{id_usuario}/</text:span><text:bookmark-start text:name="__DdeLink__811_2027634487"/><text:span text:style-name="T17">dates</text:span><text:bookmark-end text:name="__DdeLink__811_2027634487"/><text:span text:style-name="T17">/{id_date}.</text:span></text:p>
      <text:p text:style-name="P74"><text:span text:style-name="T17">Sin embargo a la hora de implementar el servicio se nos presentó un problema. Este problema es que al generar un facade REST por cada tabla, dos de estos archivos no pueden tener la misma ruta raíz. Como es necesario obtener el parámetro de id de usuario, la ruta raíz en Calendars y en Dates debería ser el path vacío (“”). Pero esto no es posible. Por lo tanto se decidió optar por un nuevo esquema de uris.</text:span></text:p>
      <text:p text:style-name="P74"><text:span text:style-name="T17">El primer elemento del path sería el que identifica el recurso y el siguiente el id del usuario. Es decir, si se va a acceder a un calendario el path sería /calendars/{id_usuario}/{id_calendario}. De esta forma evitamos el problema anteriormente descrito.</text:span></text:p>
      <text:p text:style-name="P68"><text:span text:style-name="T14">A continuación se van a detallar los distintos recursos con su respectiva uri. </text:span><text:span text:style-name="T17">En el archivo adjunto tenemos los esquemas xml necesarios, por lo que aquí simplemente van a ser referenciados los complex type pertenecientes a cada petición/respuesta.</text:span></text:p>
      <text:p text:style-name="P68"><text:soft-page-break/><text:span text:style-name="T14"/></text:p>
      <table:table table:name="Tabla15" table:style-name="Tabla15">
        <table:table-column table:style-name="Tabla15.A"/>
        <table:table-column table:style-name="Tabla15.B"/>
        <table:table-row>
          <table:table-cell table:style-name="Tabla15.A1" office:value-type="float" office:value="0">
            <text:p text:style-name="P46">URI</text:p>
          </table:table-cell>
          <table:table-cell table:style-name="Tabla15.B1" office:value-type="float" office:value="0">
            <text:p text:style-name="P9"><text:bookmark-start text:name="__DdeLink__854_112792579"/><text:span text:style-name="T6">http://localhost:8080/SOSCalendar/webresources</text:span><text:span text:style-name="T1">/</text:span><text:span text:style-name="T3">calendars</text:span>/{id_usu}/{id_<text:span text:style-name="T12">calen</text:span>}<text:bookmark-end text:name="__DdeLink__854_112792579"/></text:p>
          </table:table-cell>
        </table:table-row>
        <table:table-row>
          <table:table-cell table:style-name="Tabla15.A1" office:value-type="float" office:value="0">
            <text:p text:style-name="P44">Método</text:p>
          </table:table-cell>
          <table:table-cell table:style-name="Tabla15.B2" office:value-type="string">
            <text:p text:style-name="P17">GET</text:p>
          </table:table-cell>
        </table:table-row>
        <table:table-row>
          <table:table-cell table:style-name="Tabla15.A3" office:value-type="float" office:value="0">
            <text:p text:style-name="P44">Devuelve</text:p>
          </table:table-cell>
          <table:table-cell table:style-name="Tabla15.B3" office:value-type="float" office:value="0">
            <table:table table:name="Tabla16" table:style-name="Tabla16">
              <table:table-column table:style-name="Tabla16.A"/>
              <table:table-column table:style-name="Tabla16.B"/>
              <table:table-row>
                <table:table-cell table:style-name="Tabla16.A1" office:value-type="string">
                  <text:p text:style-name="P31">200</text:p>
                </table:table-cell>
                <table:table-cell table:style-name="Tabla16.B1" office:value-type="string">
                  <text:p text:style-name="P79">OK + <text:span text:style-name="T18">complexType [c</text:span><text:span text:style-name="T17">alendarResponse</text:span><text:span text:style-name="T18">]</text:span></text:p>
                </table:table-cell>
              </table:table-row>
              <table:table-row>
                <table:table-cell table:style-name="Tabla16.A2" office:value-type="string">
                  <text:p text:style-name="P31">404</text:p>
                </table:table-cell>
                <table:table-cell table:style-name="Tabla16.B2" office:value-type="string">
                  <text:p text:style-name="P27"><text:span text:style-name="T7">Not found (si no existe el usuario </text:span><text:span text:style-name="T12">o calendario</text:span><text:span text:style-name="T8">)</text:span></text:p>
                </table:table-cell>
              </table:table-row>
            </table:table>
            <text:p text:style-name="P43"/>
          </table:table-cell>
        </table:table-row>
      </table:table>
      <text:p text:style-name="P2"/>
      <text:p text:style-name="P2"/>
      <table:table table:name="Tabla17" table:style-name="Tabla17">
        <table:table-column table:style-name="Tabla17.A"/>
        <table:table-column table:style-name="Tabla17.B"/>
        <table:table-row>
          <table:table-cell table:style-name="Tabla17.A1" office:value-type="float" office:value="0">
            <text:p text:style-name="P50">URI</text:p>
          </table:table-cell>
          <table:table-cell table:style-name="Tabla17.B1" office:value-type="float" office:value="0">
            <text:p text:style-name="P9"><text:bookmark-start text:name="__DdeLink__857_112792579"/><text:span text:style-name="T6">http://localhost:8080/SOSCalendar/webresources</text:span><text:span text:style-name="T1">/</text:span><text:span text:style-name="T3">calendars</text:span>/{id_usu}/{id_date}<text:bookmark-end text:name="__DdeLink__857_112792579"/></text:p>
          </table:table-cell>
        </table:table-row>
        <table:table-row>
          <table:table-cell table:style-name="Tabla17.A1" office:value-type="float" office:value="0">
            <text:p text:style-name="P48">Método</text:p>
          </table:table-cell>
          <table:table-cell table:style-name="Tabla17.B2" office:value-type="string">
            <text:p text:style-name="P20">PUT</text:p>
          </table:table-cell>
        </table:table-row>
        <table:table-row>
          <table:table-cell table:style-name="Tabla17.A1" office:value-type="float" office:value="0">
            <text:p text:style-name="P48">Cuerpo petición</text:p>
          </table:table-cell>
          <table:table-cell table:style-name="Tabla17.B3" office:value-type="string">
            <text:p text:style-name="P84"><text:bookmark-start text:name="__DdeLink__813_2027634487"/><text:span text:style-name="T19">ComplexType [d</text:span><text:span text:style-name="T17">ates</text:span><text:span text:style-name="T19">]</text:span><text:bookmark-end text:name="__DdeLink__813_2027634487"/></text:p>
          </table:table-cell>
        </table:table-row>
        <table:table-row>
          <table:table-cell table:style-name="Tabla17.A4" office:value-type="float" office:value="0">
            <text:p text:style-name="P48">Devuelve</text:p>
          </table:table-cell>
          <table:table-cell table:style-name="Tabla17.B4" office:value-type="float" office:value="0">
            <table:table table:name="Tabla18" table:style-name="Tabla18">
              <table:table-column table:style-name="Tabla18.A"/>
              <table:table-column table:style-name="Tabla18.B"/>
              <table:table-row>
                <table:table-cell table:style-name="Tabla18.A1" office:value-type="string">
                  <text:p text:style-name="P31">200</text:p>
                </table:table-cell>
                <table:table-cell table:style-name="Tabla18.B1" office:value-type="string">
                  <text:p text:style-name="P34">OK</text:p>
                </table:table-cell>
              </table:table-row>
              <table:table-row>
                <table:table-cell table:style-name="Tabla18.A2" office:value-type="string">
                  <text:p text:style-name="P31">404</text:p>
                </table:table-cell>
                <table:table-cell table:style-name="Tabla18.B2" office:value-type="string">
                  <text:p text:style-name="P27"><text:span text:style-name="T7">Not found (si no existe el usuario </text:span><text:span text:style-name="T8">o </text:span><text:span text:style-name="T12">calendario</text:span><text:span text:style-name="T8">)</text:span></text:p>
                </table:table-cell>
              </table:table-row>
            </table:table>
            <text:p text:style-name="P15"/>
          </table:table-cell>
        </table:table-row>
      </table:table>
      <text:p text:style-name="P3"/>
      <text:p text:style-name="P3"/>
      <table:table table:name="Tabla19" table:style-name="Tabla19">
        <table:table-column table:style-name="Tabla19.A"/>
        <table:table-column table:style-name="Tabla19.B"/>
        <table:table-row>
          <table:table-cell table:style-name="Tabla19.A1" office:value-type="float" office:value="0">
            <text:p text:style-name="P54">URI</text:p>
          </table:table-cell>
          <table:table-cell table:style-name="Tabla19.B1" office:value-type="float" office:value="0">
            <text:p text:style-name="P9"><text:span text:style-name="T6">http://localhost:8080/SOSCalendar/webresources</text:span><text:span text:style-name="T1">/</text:span><text:span text:style-name="T3">calendars</text:span>/{id_usu}/{id_date}</text:p>
          </table:table-cell>
        </table:table-row>
        <table:table-row>
          <table:table-cell table:style-name="Tabla19.A1" office:value-type="float" office:value="0">
            <text:p text:style-name="P52">Método</text:p>
          </table:table-cell>
          <table:table-cell table:style-name="Tabla19.B2" office:value-type="string">
            <text:p text:style-name="P20">DELETE</text:p>
          </table:table-cell>
        </table:table-row>
        <table:table-row>
          <table:table-cell table:style-name="Tabla19.A3" office:value-type="float" office:value="0">
            <text:p text:style-name="P52">Devuelve</text:p>
          </table:table-cell>
          <table:table-cell table:style-name="Tabla19.B3" office:value-type="float" office:value="0">
            <table:table table:name="Tabla20" table:style-name="Tabla20">
              <table:table-column table:style-name="Tabla20.A"/>
              <table:table-column table:style-name="Tabla20.B"/>
              <table:table-row>
                <table:table-cell table:style-name="Tabla20.A1" office:value-type="string">
                  <text:p text:style-name="P31">200</text:p>
                </table:table-cell>
                <table:table-cell table:style-name="Tabla20.B1" office:value-type="string">
                  <text:p text:style-name="P34">OK</text:p>
                </table:table-cell>
              </table:table-row>
              <table:table-row>
                <table:table-cell table:style-name="Tabla20.A2" office:value-type="string">
                  <text:p text:style-name="P31">404</text:p>
                </table:table-cell>
                <table:table-cell table:style-name="Tabla20.B2" office:value-type="string">
                  <text:p text:style-name="P27"><text:span text:style-name="T7">Not found (si no existe el usuario </text:span><text:span text:style-name="T8">o </text:span><text:span text:style-name="T12">calendario</text:span><text:span text:style-name="T8">, puede haber sido ya </text:span><text:span text:style-name="T12">borrado</text:span><text:span text:style-name="T8">)</text:span></text:p>
                </table:table-cell>
              </table:table-row>
            </table:table>
            <text:p text:style-name="P15"/>
          </table:table-cell>
        </table:table-row>
      </table:table>
      <text:p text:style-name="P2"/>
      <text:p text:style-name="P2"/>
      <table:table table:name="Tabla21" table:style-name="Tabla21">
        <table:table-column table:style-name="Tabla21.A"/>
        <table:table-column table:style-name="Tabla21.B"/>
        <table:table-row>
          <table:table-cell table:style-name="Tabla21.A1" office:value-type="float" office:value="0">
            <text:p text:style-name="P50">URI</text:p>
          </table:table-cell>
          <table:table-cell table:style-name="Tabla21.B1" office:value-type="float" office:value="0">
            <text:p text:style-name="P9"><text:span text:style-name="T6">http://localhost:8080/SOSCalendar/webresources</text:span><text:span text:style-name="T1">/</text:span><text:span text:style-name="T3">calendars</text:span>/{id_usu}</text:p>
          </table:table-cell>
        </table:table-row>
        <table:table-row>
          <table:table-cell table:style-name="Tabla21.A1" office:value-type="float" office:value="0">
            <text:p text:style-name="P48">Método</text:p>
          </table:table-cell>
          <table:table-cell table:style-name="Tabla21.B2" office:value-type="string">
            <text:p text:style-name="P22">POST</text:p>
          </table:table-cell>
        </table:table-row>
        <table:table-row>
          <table:table-cell table:style-name="Tabla21.A1" office:value-type="float" office:value="0">
            <text:p text:style-name="P48">Cuerpo petición</text:p>
          </table:table-cell>
          <table:table-cell table:style-name="Tabla21.B3" office:value-type="string">
            <text:p text:style-name="P85"><text:span text:style-name="T19">ComplexType [calendars]</text:span></text:p>
          </table:table-cell>
        </table:table-row>
        <table:table-row>
          <table:table-cell table:style-name="Tabla21.A4" office:value-type="float" office:value="0">
            <text:p text:style-name="P48">Devuelve</text:p>
          </table:table-cell>
          <table:table-cell table:style-name="Tabla21.B4" office:value-type="float" office:value="0">
            <table:table table:name="Tabla22" table:style-name="Tabla22">
              <table:table-column table:style-name="Tabla22.A"/>
              <table:table-column table:style-name="Tabla22.B"/>
              <table:table-row>
                <table:table-cell table:style-name="Tabla22.A1" office:value-type="string">
                  <text:p text:style-name="P27"><text:span text:style-name="T8">20</text:span><text:span text:style-name="T12">1</text:span></text:p>
                </table:table-cell>
                <table:table-cell table:style-name="Tabla22.B1" office:value-type="string">
                  <text:p text:style-name="P38">Created + Location con ur<text:span text:style-name="T13">i</text:span> del nuevo calendario</text:p>
                </table:table-cell>
              </table:table-row>
              <table:table-row>
                <table:table-cell table:style-name="Tabla22.A2" office:value-type="string">
                  <text:p text:style-name="P31">404</text:p>
                </table:table-cell>
                <table:table-cell table:style-name="Tabla22.B2" office:value-type="string">
                  <text:p text:style-name="P27"><text:span text:style-name="T7">Not found (si no existe el usuario </text:span><text:span text:style-name="T8">o </text:span><text:span text:style-name="T12">calendario</text:span><text:span text:style-name="T8">)</text:span></text:p>
                </table:table-cell>
              </table:table-row>
              <table:table-row>
                <table:table-cell table:style-name="Tabla22.A2" office:value-type="string">
                  <text:p text:style-name="P38">409</text:p>
                </table:table-cell>
                <table:table-cell table:style-name="Tabla22.B2" office:value-type="string">
                  <text:p text:style-name="P38">Conflict (si ya hay un calendario con ese nombre) + Location con la ruta de ese calendario</text:p>
                </table:table-cell>
              </table:table-row>
            </table:table>
            <text:p text:style-name="P15"/>
          </table:table-cell>
        </table:table-row>
      </table:table>
      <text:p text:style-name="P3"/>
      <text:p text:style-name="P1"/>
      <text:p text:style-name="P1"/>
      <table:table table:name="Tabla23" table:style-name="Tabla23">
        <table:table-column table:style-name="Tabla23.A"/>
        <table:table-column table:style-name="Tabla23.B"/>
        <table:table-row>
          <table:table-cell table:style-name="Tabla23.A1" office:value-type="float" office:value="0">
            <text:p text:style-name="P11">URI</text:p>
          </table:table-cell>
          <table:table-cell table:style-name="Tabla23.B1" office:value-type="float" office:value="0">
            <text:p text:style-name="P9"><text:span text:style-name="T6">http://localhost:8080/SOSCalendar/webresources</text:span><text:span text:style-name="T1">/</text:span><text:span text:style-name="T3">calendars</text:span>/{id_usu}</text:p>
          </table:table-cell>
        </table:table-row>
        <table:table-row>
          <table:table-cell table:style-name="Tabla23.A1" office:value-type="float" office:value="0">
            <text:p text:style-name="P23">Método</text:p>
          </table:table-cell>
          <table:table-cell table:style-name="Tabla23.B2" office:value-type="string">
            <text:p text:style-name="P20">GET</text:p>
          </table:table-cell>
        </table:table-row>
        <table:table-row>
          <table:table-cell table:style-name="Tabla23.A3" office:value-type="float" office:value="0">
            <text:p text:style-name="P44">Devuelve</text:p>
          </table:table-cell>
          <table:table-cell table:style-name="Tabla23.B3" office:value-type="float" office:value="0">
            <table:table table:name="Tabla25" table:style-name="Tabla25">
              <table:table-column table:style-name="Tabla25.A"/>
              <table:table-column table:style-name="Tabla25.B"/>
              <table:table-row>
                <table:table-cell table:style-name="Tabla25.A1" office:value-type="string">
                  <text:p text:style-name="P34">200</text:p>
                </table:table-cell>
                <table:table-cell table:style-name="Tabla25.B1" office:value-type="string">
                  <text:p text:style-name="P80">OK + <text:span text:style-name="T20">ComplexType [calendarUris]</text:span></text:p>
                </table:table-cell>
              </table:table-row>
              <table:table-row>
                <table:table-cell table:style-name="Tabla25.A2" office:value-type="string">
                  <text:p text:style-name="P34">204</text:p>
                </table:table-cell>
                <table:table-cell table:style-name="Tabla25.B2" office:value-type="string">
                  <text:p text:style-name="P27"><text:span text:style-name="T7">No content (si el usuario no tiene </text:span><text:span text:style-name="T12">calendarios</text:span><text:span text:style-name="T7">)</text:span></text:p>
                </table:table-cell>
              </table:table-row>
              <table:table-row>
                <table:table-cell table:style-name="Tabla25.A2" office:value-type="string">
                  <text:p text:style-name="P34">404</text:p>
                </table:table-cell>
                <table:table-cell table:style-name="Tabla25.B2" office:value-type="string">
                  <text:p text:style-name="P34">Not found (si no existe el usuario)</text:p>
                </table:table-cell>
              </table:table-row>
            </table:table>
            <text:p text:style-name="P15"/>
          </table:table-cell>
        </table:table-row>
      </table:table>
      <text:p text:style-name="P2"/>
      <text:p text:style-name="P1"/>
      <text:p text:style-name="P1"/>
      <text:p text:style-name="P1"/>
      <text:p text:style-name="P1"/>
      <text:p text:style-name="P1"/>
      <table:table table:name="Tabla24" table:style-name="Tabla24">
        <table:table-column table:style-name="Tabla24.A"/>
        <table:table-column table:style-name="Tabla24.B"/>
        <text:soft-page-break/>
        <table:table-row>
          <table:table-cell table:style-name="Tabla24.A1" office:value-type="float" office:value="0">
            <text:p text:style-name="P50">URI</text:p>
          </table:table-cell>
          <table:table-cell table:style-name="Tabla24.B1" office:value-type="float" office:value="0">
            <text:p text:style-name="P9"><text:span text:style-name="T6">http://localhost:8080/SOSCalendar/webresources</text:span><text:span text:style-name="T1">/</text:span><text:span text:style-name="T3">calendars</text:span>/{id_usu}/<text:span text:style-name="T12">{id_calen}/dates</text:span></text:p>
          </table:table-cell>
        </table:table-row>
        <table:table-row>
          <table:table-cell table:style-name="Tabla24.A1" office:value-type="float" office:value="0">
            <text:p text:style-name="P48">Método</text:p>
          </table:table-cell>
          <table:table-cell table:style-name="Tabla24.B2" office:value-type="string">
            <text:p text:style-name="P22">POST</text:p>
          </table:table-cell>
        </table:table-row>
        <table:table-row>
          <table:table-cell table:style-name="Tabla24.A1" office:value-type="float" office:value="0">
            <text:p text:style-name="P48">Cuerpo petición</text:p>
          </table:table-cell>
          <table:table-cell table:style-name="Tabla24.B3" office:value-type="string">
            <text:p text:style-name="P85"><text:span text:style-name="T19">ComplexType [d</text:span><text:span text:style-name="T17">ates</text:span><text:span text:style-name="T19">]</text:span></text:p>
          </table:table-cell>
        </table:table-row>
        <table:table-row>
          <table:table-cell table:style-name="Tabla24.A4" office:value-type="float" office:value="0">
            <text:p text:style-name="P48">Devuelve</text:p>
          </table:table-cell>
          <table:table-cell table:style-name="Tabla24.B4" office:value-type="float" office:value="0">
            <table:table table:name="Tabla26" table:style-name="Tabla26">
              <table:table-column table:style-name="Tabla26.A"/>
              <table:table-column table:style-name="Tabla26.B"/>
              <table:table-row>
                <table:table-cell table:style-name="Tabla26.A1" office:value-type="string">
                  <text:p text:style-name="P27"><text:span text:style-name="T8">20</text:span><text:span text:style-name="T12">1</text:span></text:p>
                </table:table-cell>
                <table:table-cell table:style-name="Tabla26.B1" office:value-type="string">
                  <text:p text:style-name="P38">Created + Location con ur<text:span text:style-name="T13">i</text:span> del nuevo calendario</text:p>
                </table:table-cell>
              </table:table-row>
              <table:table-row>
                <table:table-cell table:style-name="Tabla26.A2" office:value-type="string">
                  <text:p text:style-name="P31">404</text:p>
                </table:table-cell>
                <table:table-cell table:style-name="Tabla26.B2" office:value-type="string">
                  <text:p text:style-name="P27"><text:span text:style-name="T7">Not found (si no existe el usuario </text:span><text:span text:style-name="T8">o </text:span><text:span text:style-name="T12">calendario</text:span><text:span text:style-name="T8">)</text:span></text:p>
                </table:table-cell>
              </table:table-row>
            </table:table>
            <text:p text:style-name="P15"/>
          </table:table-cell>
        </table:table-row>
      </table:table>
      <text:p text:style-name="P2"/>
      <text:p text:style-name="P2"><text:bookmark-start text:name="__DdeLink__5_1911363629"/></text:p>
      <table:table table:name="Tabla4" table:style-name="Tabla4">
        <table:table-column table:style-name="Tabla4.A"/>
        <table:table-column table:style-name="Tabla4.B"/>
        <table:table-row>
          <table:table-cell table:style-name="Tabla4.A1" office:value-type="float" office:value="0">
            <text:p text:style-name="P47">URI</text:p>
          </table:table-cell>
          <table:table-cell table:style-name="Tabla4.B1" office:value-type="float" office:value="0">
            <text:p text:style-name="P7"><text:span text:style-name="T6">http://localhost:8080/SOSCalendar/webresources</text:span><text:span text:style-name="T1">/</text:span>dates/{id_usu}/{id_date}</text:p>
          </table:table-cell>
        </table:table-row>
        <table:table-row>
          <table:table-cell table:style-name="Tabla4.A1" office:value-type="float" office:value="0">
            <text:p text:style-name="P45">Método</text:p>
          </table:table-cell>
          <table:table-cell table:style-name="Tabla4.B2" office:value-type="string">
            <text:p text:style-name="P18">GET</text:p>
          </table:table-cell>
        </table:table-row>
        <table:table-row>
          <table:table-cell table:style-name="Tabla4.A3" office:value-type="float" office:value="0">
            <text:p text:style-name="P45">Devuelve</text:p>
          </table:table-cell>
          <table:table-cell table:style-name="Tabla4.B3" office:value-type="float" office:value="0">
            <table:table table:name="Tabla10" table:style-name="Tabla10">
              <table:table-column table:style-name="Tabla10.A"/>
              <table:table-column table:style-name="Tabla10.B"/>
              <table:table-row>
                <table:table-cell table:style-name="Tabla10.A1" office:value-type="string">
                  <text:p text:style-name="P32">200</text:p>
                </table:table-cell>
                <table:table-cell table:style-name="Tabla10.B1" office:value-type="string">
                  <text:p text:style-name="P80">OK + <text:span text:style-name="T20">ComplexType [dateResponse]</text:span></text:p>
                </table:table-cell>
              </table:table-row>
              <table:table-row>
                <table:table-cell table:style-name="Tabla10.A2" office:value-type="string">
                  <text:p text:style-name="P32">404</text:p>
                </table:table-cell>
                <table:table-cell table:style-name="Tabla10.B2" office:value-type="string">
                  <text:p text:style-name="P26"><text:span text:style-name="T7">Not found (si no existe el usuario </text:span><text:span text:style-name="T12">o cita</text:span><text:span text:style-name="T8">)</text:span></text:p>
                </table:table-cell>
              </table:table-row>
            </table:table>
            <text:p text:style-name="P42"/>
          </table:table-cell>
        </table:table-row>
      </table:table>
      <text:p text:style-name="P1"/>
      <text:p text:style-name="P1"/>
      <table:table table:name="Tabla2" table:style-name="Tabla2">
        <table:table-column table:style-name="Tabla2.A"/>
        <table:table-column table:style-name="Tabla2.B"/>
        <table:table-row>
          <table:table-cell table:style-name="Tabla2.A1" office:value-type="float" office:value="0">
            <text:p text:style-name="P51">URI</text:p>
          </table:table-cell>
          <table:table-cell table:style-name="Tabla2.B1" office:value-type="float" office:value="0">
            <text:p text:style-name="P6"><text:span text:style-name="T6">http://localhost:8080/SOSCalendar/webresources</text:span><text:span text:style-name="T1">/</text:span>dates/{id_usu}/{id_date}</text:p>
          </table:table-cell>
        </table:table-row>
        <table:table-row>
          <table:table-cell table:style-name="Tabla2.A1" office:value-type="float" office:value="0">
            <text:p text:style-name="P49">Método</text:p>
          </table:table-cell>
          <table:table-cell table:style-name="Tabla2.B2" office:value-type="string">
            <text:p text:style-name="P21">PUT</text:p>
          </table:table-cell>
        </table:table-row>
        <table:table-row>
          <table:table-cell table:style-name="Tabla2.A1" office:value-type="float" office:value="0">
            <text:p text:style-name="P49">Cuerpo petición</text:p>
          </table:table-cell>
          <table:table-cell table:style-name="Tabla2.B3" office:value-type="string">
            <text:p text:style-name="P85"><text:span text:style-name="T19">ComplexType [d</text:span><text:span text:style-name="T17">ates</text:span><text:span text:style-name="T19">]</text:span></text:p>
          </table:table-cell>
        </table:table-row>
        <table:table-row>
          <table:table-cell table:style-name="Tabla2.A4" office:value-type="float" office:value="0">
            <text:p text:style-name="P49">Devuelve</text:p>
          </table:table-cell>
          <table:table-cell table:style-name="Tabla2.B4" office:value-type="float" office:value="0">
            <table:table table:name="Tabla12" table:style-name="Tabla12">
              <table:table-column table:style-name="Tabla12.A"/>
              <table:table-column table:style-name="Tabla12.B"/>
              <table:table-row>
                <table:table-cell table:style-name="Tabla12.A1" office:value-type="string">
                  <text:p text:style-name="P32">200</text:p>
                </table:table-cell>
                <table:table-cell table:style-name="Tabla12.B1" office:value-type="string">
                  <text:p text:style-name="P35">OK</text:p>
                </table:table-cell>
              </table:table-row>
              <table:table-row>
                <table:table-cell table:style-name="Tabla12.A2" office:value-type="string">
                  <text:p text:style-name="P32">404</text:p>
                </table:table-cell>
                <table:table-cell table:style-name="Tabla12.B2" office:value-type="string">
                  <text:p text:style-name="P26"><text:span text:style-name="T7">Not found (si no existe el usuario </text:span><text:span text:style-name="T8">o cita)</text:span></text:p>
                </table:table-cell>
              </table:table-row>
            </table:table>
            <text:p text:style-name="P13"/>
          </table:table-cell>
        </table:table-row>
      </table:table>
      <text:p text:style-name="P4"/>
      <text:p text:style-name="P4"/>
      <table:table table:name="Tabla1" table:style-name="Tabla1">
        <table:table-column table:style-name="Tabla1.A"/>
        <table:table-column table:style-name="Tabla1.B"/>
        <table:table-row>
          <table:table-cell table:style-name="Tabla1.A1" office:value-type="float" office:value="0">
            <text:p text:style-name="P55">URI</text:p>
          </table:table-cell>
          <table:table-cell table:style-name="Tabla1.B1" office:value-type="float" office:value="0">
            <text:p text:style-name="P7"><text:span text:style-name="T6">http://localhost:8080/SOSCalendar/webresources</text:span><text:span text:style-name="T1">/</text:span>dates/{id_usu}/{id_date}</text:p>
          </table:table-cell>
        </table:table-row>
        <table:table-row>
          <table:table-cell table:style-name="Tabla1.A1" office:value-type="float" office:value="0">
            <text:p text:style-name="P53">Método</text:p>
          </table:table-cell>
          <table:table-cell table:style-name="Tabla1.B2" office:value-type="string">
            <text:p text:style-name="P21">DELETE</text:p>
          </table:table-cell>
        </table:table-row>
        <table:table-row>
          <table:table-cell table:style-name="Tabla1.A3" office:value-type="float" office:value="0">
            <text:p text:style-name="P53">Devuelve</text:p>
          </table:table-cell>
          <table:table-cell table:style-name="Tabla1.B3" office:value-type="float" office:value="0">
            <table:table table:name="Tabla11" table:style-name="Tabla11">
              <table:table-column table:style-name="Tabla11.A"/>
              <table:table-column table:style-name="Tabla11.B"/>
              <table:table-row>
                <table:table-cell table:style-name="Tabla11.A1" office:value-type="string">
                  <text:p text:style-name="P32">200</text:p>
                </table:table-cell>
                <table:table-cell table:style-name="Tabla11.B1" office:value-type="string">
                  <text:p text:style-name="P35">OK</text:p>
                </table:table-cell>
              </table:table-row>
              <table:table-row>
                <table:table-cell table:style-name="Tabla11.A2" office:value-type="string">
                  <text:p text:style-name="P32">404</text:p>
                </table:table-cell>
                <table:table-cell table:style-name="Tabla11.B2" office:value-type="string">
                  <text:p text:style-name="P26"><text:span text:style-name="T7">Not found (si no existe el usuario </text:span><text:span text:style-name="T8">o cita, puede haber sido ya borrada)</text:span></text:p>
                </table:table-cell>
              </table:table-row>
            </table:table>
            <text:p text:style-name="P14"/>
          </table:table-cell>
        </table:table-row>
      </table:table>
      <text:p text:style-name="P1"><text:bookmark-end text:name="__DdeLink__5_1911363629"/></text:p>
      <text:p text:style-name="P1"/>
      <table:table table:name="Tabla3" table:style-name="Tabla3">
        <table:table-column table:style-name="Tabla3.A"/>
        <table:table-column table:style-name="Tabla3.B"/>
        <table:table-row>
          <table:table-cell table:style-name="Tabla3.A1" office:value-type="float" office:value="0">
            <text:p text:style-name="P12">URI</text:p>
          </table:table-cell>
          <table:table-cell table:style-name="Tabla3.B1" office:value-type="float" office:value="0">
            <text:p text:style-name="P7"><text:span text:style-name="T6">http://localhost:8080/SOSCalendar/webresources</text:span><text:span text:style-name="T1">/</text:span>dates/{id_usu}</text:p>
          </table:table-cell>
        </table:table-row>
        <table:table-row>
          <table:table-cell table:style-name="Tabla3.A1" office:value-type="float" office:value="0">
            <text:p text:style-name="P24">Método</text:p>
          </table:table-cell>
          <table:table-cell table:style-name="Tabla3.B2" office:value-type="string">
            <text:p text:style-name="P21">GET</text:p>
          </table:table-cell>
        </table:table-row>
        <table:table-row table:style-name="Tabla3.3">
          <table:table-cell table:style-name="Tabla3.A1" office:value-type="float" office:value="0">
            <text:p text:style-name="P24">Cadena consulta</text:p>
          </table:table-cell>
          <table:table-cell table:style-name="Tabla3.B3" office:value-type="float" office:value="0">
            <table:table table:name="Tabla8" table:style-name="Tabla8">
              <table:table-column table:style-name="Tabla8.A"/>
              <table:table-column table:style-name="Tabla8.B"/>
              <table:table-row>
                <table:table-cell table:style-name="Tabla8.A1" office:value-type="string">
                  <text:p text:style-name="P40">max=</text:p>
                </table:table-cell>
                <table:table-cell table:style-name="Tabla8.B1" office:value-type="string">
                  <text:p text:style-name="P41">Número mayor que 0 que indica el máximo de resultados a obtener</text:p>
                </table:table-cell>
              </table:table-row>
              <table:table-row>
                <table:table-cell table:style-name="Tabla8.A2" office:value-type="string">
                  <text:p text:style-name="P40">from_date=</text:p>
                </table:table-cell>
                <table:table-cell table:style-name="Tabla8.B2" office:value-type="string">
                  <text:p text:style-name="P29"><text:span text:style-name="T7">F</text:span><text:span text:style-name="T5">echa (y hora) desde la que obtener citas. Debe seguir el formato “yyyy-MM-dd HH:mm”</text:span></text:p>
                </table:table-cell>
              </table:table-row>
              <table:table-row>
                <table:table-cell table:style-name="Tabla8.A2" office:value-type="string">
                  <text:p text:style-name="P25"><text:span text:style-name="T7">to</text:span><text:span text:style-name="T5">_date=</text:span></text:p>
                </table:table-cell>
                <table:table-cell table:style-name="Tabla8.B2" office:value-type="string">
                  <text:p text:style-name="P29"><text:span text:style-name="T7">F</text:span><text:span text:style-name="T5">echa (y hora) </text:span><text:span text:style-name="T7">hasta</text:span><text:span text:style-name="T5"> la que obtener citas. Debe seguir el formato “yyyy-MM-dd HH:mm”</text:span></text:p>
                </table:table-cell>
              </table:table-row>
              <table:table-row>
                <table:table-cell table:style-name="Tabla8.A2" office:value-type="string">
                  <text:p text:style-name="P36">calendar=</text:p>
                </table:table-cell>
                <table:table-cell table:style-name="Tabla8.B2" office:value-type="string">
                  <text:p text:style-name="P37">Entero con el ID de calendario por el que filtrar. Debe ser mayor que 0.</text:p>
                </table:table-cell>
              </table:table-row>
            </table:table>
            <text:p text:style-name="P42"/>
          </table:table-cell>
        </table:table-row>
        <table:table-row>
          <table:table-cell table:style-name="Tabla3.A4" office:value-type="float" office:value="0">
            <text:p text:style-name="P45">Devuelve</text:p>
          </table:table-cell>
          <table:table-cell table:style-name="Tabla3.B4" office:value-type="float" office:value="0">
            <table:table table:name="Tabla9" table:style-name="Tabla9">
              <table:table-column table:style-name="Tabla9.A"/>
              <table:table-column table:style-name="Tabla9.B"/>
              <table:table-row>
                <table:table-cell table:style-name="Tabla9.A1" office:value-type="string">
                  <text:p text:style-name="P36">200</text:p>
                </table:table-cell>
                <table:table-cell table:style-name="Tabla9.B1" office:value-type="string">
                  <text:p text:style-name="P80">OK + <text:span text:style-name="T20">ComplexType [d</text:span><text:span text:style-name="T21">ates</text:span><text:span text:style-name="T20">Uris]</text:span></text:p>
                </table:table-cell>
              </table:table-row>
              <table:table-row>
                <table:table-cell table:style-name="Tabla9.A2" office:value-type="string">
                  <text:p text:style-name="P36">204</text:p>
                </table:table-cell>
                <table:table-cell table:style-name="Tabla9.B2" office:value-type="string">
                  <text:p text:style-name="P36">No content (si el usuario no tiene citas)</text:p>
                </table:table-cell>
              </table:table-row>
              <table:table-row>
                <table:table-cell table:style-name="Tabla9.A2" office:value-type="string">
                  <text:p text:style-name="P36">404</text:p>
                </table:table-cell>
                <table:table-cell table:style-name="Tabla9.B2" office:value-type="string">
                  <text:p text:style-name="P36">Not found (si no existe el usuario)</text:p>
                </table:table-cell>
              </table:table-row>
            </table:table>
            <text:p text:style-name="P14"/>
          </table:table-cell>
        </table:table-row>
      </table:table>
      <text:p text:style-name="P1"><text:soft-page-break/></text:p>
      <table:table table:name="Tabla5" table:style-name="Tabla5">
        <table:table-column table:style-name="Tabla5.A"/>
        <table:table-column table:style-name="Tabla5.B"/>
        <table:table-row>
          <table:table-cell table:style-name="Tabla5.A1" office:value-type="float" office:value="0">
            <text:p text:style-name="P59">URI</text:p>
          </table:table-cell>
          <table:table-cell table:style-name="Tabla5.B1" office:value-type="float" office:value="0">
            <text:p text:style-name="P8"><text:span text:style-name="T6">http://localhost:8080/SOSCalendar/webresources</text:span><text:span text:style-name="T1">/dates</text:span><text:span text:style-name="T2">count</text:span><text:span text:style-name="T1">/{id_usu}</text:span></text:p>
          </table:table-cell>
        </table:table-row>
        <table:table-row>
          <table:table-cell table:style-name="Tabla5.A1" office:value-type="float" office:value="0">
            <text:p text:style-name="P56">Método</text:p>
          </table:table-cell>
          <table:table-cell table:style-name="Tabla5.B2" office:value-type="string">
            <text:p text:style-name="P18">GET</text:p>
          </table:table-cell>
        </table:table-row>
        <table:table-row>
          <table:table-cell table:style-name="Tabla5.A1" office:value-type="float" office:value="0">
            <text:p text:style-name="P58">Cadena consulta</text:p>
          </table:table-cell>
          <table:table-cell table:style-name="Tabla5.B3" office:value-type="float" office:value="0">
            <table:table table:name="Tabla13" table:style-name="Tabla13">
              <table:table-column table:style-name="Tabla13.A"/>
              <table:table-column table:style-name="Tabla13.B"/>
              <table:table-row table:style-name="Tabla13.1">
                <table:table-cell table:style-name="Tabla13.A1" office:value-type="string">
                  <text:p text:style-name="P32">period=</text:p>
                </table:table-cell>
                <table:table-cell table:style-name="Tabla13.B1" office:value-type="string">
                  <text:p text:style-name="P30"><text:span text:style-name="T8">Cadena que indica en qué periodo se quiere hacer la cuenta. Puede ser </text:span><text:span text:style-name="T9">day</text:span><text:span text:style-name="T8">, para contar el número de citas que hay en el día actual; </text:span><text:span text:style-name="T9">week</text:span><text:span text:style-name="T8">, para la semana actual; </text:span><text:span text:style-name="T9">month</text:span><text:span text:style-name="T8">, para el mes y </text:span><text:span text:style-name="T9">year</text:span><text:span text:style-name="T8"> para el año.</text:span></text:p>
                </table:table-cell>
              </table:table-row>
            </table:table>
            <text:p text:style-name="P14"/>
          </table:table-cell>
        </table:table-row>
        <table:table-row>
          <table:table-cell table:style-name="Tabla5.A4" office:value-type="float" office:value="0">
            <text:p text:style-name="P56">Devuelve</text:p>
          </table:table-cell>
          <table:table-cell table:style-name="Tabla5.B4" office:value-type="float" office:value="0">
            <table:table table:name="Tabla14" table:style-name="Tabla14">
              <table:table-column table:style-name="Tabla14.A"/>
              <table:table-column table:style-name="Tabla14.B"/>
              <table:table-row>
                <table:table-cell table:style-name="Tabla14.A1" office:value-type="string">
                  <text:p text:style-name="P32">200</text:p>
                </table:table-cell>
                <table:table-cell table:style-name="Tabla14.B1" office:value-type="string">
                  <text:p text:style-name="P26"><text:span text:style-name="T7">OK + </text:span><text:span text:style-name="T8">Texto plano con el número de citas.</text:span></text:p>
                </table:table-cell>
              </table:table-row>
              <table:table-row>
                <table:table-cell table:style-name="Tabla14.A2" office:value-type="string">
                  <text:p text:style-name="P32">404</text:p>
                </table:table-cell>
                <table:table-cell table:style-name="Tabla14.B2" office:value-type="string">
                  <text:p text:style-name="P26"><text:span text:style-name="T7">Not found (si no existe el usuario</text:span><text:span text:style-name="T8">)</text:span></text:p>
                </table:table-cell>
              </table:table-row>
            </table:table>
            <text:p text:style-name="P14"/>
          </table:table-cell>
        </table:table-row>
      </table:table>
      <text:p text:style-name="P1"/>
      <text:p text:style-name="P2"/>
      <table:table table:name="Tabla6" table:style-name="Tabla6">
        <table:table-column table:style-name="Tabla6.A"/>
        <table:table-column table:style-name="Tabla6.B"/>
        <table:table-row>
          <table:table-cell table:style-name="Tabla6.A1" office:value-type="float" office:value="0">
            <text:p text:style-name="P60">URI</text:p>
          </table:table-cell>
          <table:table-cell table:style-name="Tabla6.B1" office:value-type="float" office:value="0">
            <text:p text:style-name="P10"><text:span text:style-name="T6">http://localhost:8080/SOSCalendar/webresources</text:span><text:span text:style-name="T1">/</text:span><text:span text:style-name="T4">users</text:span><text:span text:style-name="T1">/{id_usu}</text:span></text:p>
          </table:table-cell>
        </table:table-row>
        <table:table-row>
          <table:table-cell table:style-name="Tabla6.A1" office:value-type="float" office:value="0">
            <text:p text:style-name="P57">Método</text:p>
          </table:table-cell>
          <table:table-cell table:style-name="Tabla6.B2" office:value-type="string">
            <text:p text:style-name="P19">GET</text:p>
          </table:table-cell>
        </table:table-row>
        <table:table-row>
          <table:table-cell table:style-name="Tabla6.A3" office:value-type="float" office:value="0">
            <text:p text:style-name="P57">Devuelve</text:p>
          </table:table-cell>
          <table:table-cell table:style-name="Tabla6.B3" office:value-type="float" office:value="0">
            <table:table table:name="Tabla27" table:style-name="Tabla27">
              <table:table-column table:style-name="Tabla27.A"/>
              <table:table-column table:style-name="Tabla27.B"/>
              <table:table-row>
                <table:table-cell table:style-name="Tabla27.A1" office:value-type="string">
                  <text:p text:style-name="P33">200</text:p>
                </table:table-cell>
                <table:table-cell table:style-name="Tabla27.B1" office:value-type="string">
                  <text:p text:style-name="P81">OK + <text:bookmark-start text:name="__DdeLink__800_2027634487"/><text:span text:style-name="T20">ComplexType [</text:span><text:span text:style-name="T22">users</text:span><text:span text:style-name="T20">]</text:span><text:bookmark-end text:name="__DdeLink__800_2027634487"/></text:p>
                </table:table-cell>
              </table:table-row>
              <table:table-row>
                <table:table-cell table:style-name="Tabla27.A2" office:value-type="string">
                  <text:p text:style-name="P33">404</text:p>
                </table:table-cell>
                <table:table-cell table:style-name="Tabla27.B2" office:value-type="string">
                  <text:p text:style-name="P28"><text:span text:style-name="T7">Not found (si no existe el usuario</text:span><text:span text:style-name="T8">)</text:span></text:p>
                </table:table-cell>
              </table:table-row>
            </table:table>
            <text:p text:style-name="P16"/>
          </table:table-cell>
        </table:table-row>
      </table:table>
      <text:p text:style-name="P5"/>
      <text:p text:style-name="P5"/>
      <table:table table:name="Tabla29" table:style-name="Tabla29">
        <table:table-column table:style-name="Tabla29.A"/>
        <table:table-column table:style-name="Tabla29.B"/>
        <table:table-row>
          <table:table-cell table:style-name="Tabla29.A1" office:value-type="float" office:value="0">
            <text:p text:style-name="P60">URI</text:p>
          </table:table-cell>
          <table:table-cell table:style-name="Tabla29.B1" office:value-type="float" office:value="0">
            <text:p text:style-name="P10"><text:span text:style-name="T6">http://localhost:8080/SOSCalendar/webresources</text:span><text:span text:style-name="T1">/</text:span><text:span text:style-name="T4">users</text:span><text:span text:style-name="T1">/{id_usu}</text:span></text:p>
          </table:table-cell>
        </table:table-row>
        <table:table-row>
          <table:table-cell table:style-name="Tabla29.A1" office:value-type="float" office:value="0">
            <text:p text:style-name="P57">Método</text:p>
          </table:table-cell>
          <table:table-cell table:style-name="Tabla29.B2" office:value-type="string">
            <text:p text:style-name="P83">DELETE</text:p>
          </table:table-cell>
        </table:table-row>
        <table:table-row>
          <table:table-cell table:style-name="Tabla29.A3" office:value-type="float" office:value="0">
            <text:p text:style-name="P57">Devuelve</text:p>
          </table:table-cell>
          <table:table-cell table:style-name="Tabla29.B3" office:value-type="float" office:value="0">
            <table:table table:name="Tabla30" table:style-name="Tabla30">
              <table:table-column table:style-name="Tabla30.A"/>
              <table:table-column table:style-name="Tabla30.B"/>
              <table:table-row>
                <table:table-cell table:style-name="Tabla30.A1" office:value-type="string">
                  <text:p text:style-name="P33">200</text:p>
                </table:table-cell>
                <table:table-cell table:style-name="Tabla30.B1" office:value-type="string">
                  <text:p text:style-name="P78">OK</text:p>
                </table:table-cell>
              </table:table-row>
              <table:table-row>
                <table:table-cell table:style-name="Tabla30.A2" office:value-type="string">
                  <text:p text:style-name="P33">404</text:p>
                </table:table-cell>
                <table:table-cell table:style-name="Tabla30.B2" office:value-type="string">
                  <text:p text:style-name="P28"><text:span text:style-name="T7">Not found (si no existe el usuario</text:span><text:span text:style-name="T8">)</text:span></text:p>
                </table:table-cell>
              </table:table-row>
            </table:table>
            <text:p text:style-name="P16"/>
          </table:table-cell>
        </table:table-row>
      </table:table>
      <text:p text:style-name="P5"/>
      <text:p text:style-name="P5"/>
      <table:table table:name="Tabla7" table:style-name="Tabla7">
        <table:table-column table:style-name="Tabla7.A"/>
        <table:table-column table:style-name="Tabla7.B"/>
        <table:table-row>
          <table:table-cell table:style-name="Tabla7.A1" office:value-type="float" office:value="0">
            <text:p text:style-name="P60">URI</text:p>
          </table:table-cell>
          <table:table-cell table:style-name="Tabla7.B1" office:value-type="float" office:value="0">
            <text:p text:style-name="P10"><text:span text:style-name="T6">http://localhost:8080/SOSCalendar/webresources</text:span><text:span text:style-name="T1">/</text:span><text:span text:style-name="T4">users</text:span></text:p>
          </table:table-cell>
        </table:table-row>
        <table:table-row>
          <table:table-cell table:style-name="Tabla7.A1" office:value-type="float" office:value="0">
            <text:p text:style-name="P57">Método</text:p>
          </table:table-cell>
          <table:table-cell table:style-name="Tabla7.B3" office:value-type="string">
            <text:p text:style-name="P83">POST</text:p>
          </table:table-cell>
        </table:table-row>
        <table:table-row>
          <table:table-cell table:style-name="Tabla7.A1" office:value-type="float" office:value="0">
            <text:p text:style-name="P87"><text:span text:style-name="T23">Cuerpo Petición</text:span></text:p>
          </table:table-cell>
          <table:table-cell table:style-name="Tabla7.B3" office:value-type="string">
            <text:p text:style-name="P86"><text:span text:style-name="T19">ComplexType [</text:span><text:span text:style-name="T23">users</text:span><text:span text:style-name="T19">]</text:span></text:p>
          </table:table-cell>
        </table:table-row>
        <table:table-row>
          <table:table-cell table:style-name="Tabla7.A4" office:value-type="float" office:value="0">
            <text:p text:style-name="P57">Devuelve</text:p>
          </table:table-cell>
          <table:table-cell table:style-name="Tabla7.B4" office:value-type="float" office:value="0">
            <table:table table:name="Tabla28" table:style-name="Tabla28">
              <table:table-column table:style-name="Tabla28.A"/>
              <table:table-column table:style-name="Tabla28.B"/>
              <table:table-row>
                <table:table-cell table:style-name="Tabla28.A1" office:value-type="string">
                  <text:p text:style-name="P33">20<text:span text:style-name="T13">1</text:span></text:p>
                </table:table-cell>
                <table:table-cell table:style-name="Tabla28.B1" office:value-type="string">
                  <text:p text:style-name="P39"><text:span text:style-name="T7">Created + Location con ur</text:span><text:span text:style-name="T13">i</text:span><text:span text:style-name="T7"> del nuevo </text:span><text:span text:style-name="T13">usuario</text:span></text:p>
                </table:table-cell>
              </table:table-row>
            </table:table>
            <text:p text:style-name="P16"/>
          </table:table-cell>
        </table:table-row>
      </table:table>
      <text:p text:style-name="P5"/>
      <text:p text:style-name="P62"><text:span text:style-name="T24"/></text:p>
      <text:p text:style-name="P62"><text:span text:style-name="T24">Aclaración sobre los complex types:</text:span></text:p>
      <text:p text:style-name="P62"><text:span text:style-name="T24"/></text:p>
      <text:p text:style-name="P62"><text:span text:style-name="T24">Los complex types calendars, dates y users son los generados automáticamente con JAX-RS. Sin embargo ya que en estos, calendars y dates, al estar 'contenidos' en otros recursos y tener claves foráneas en la base de datos, estos estaban implementados de tal forma que devuelven composites.</text:span></text:p>
      <text:p text:style-name="P62"><text:span text:style-name="T24"/></text:p>
      <text:p text:style-name="P62"><text:span text:style-name="T24">Para evitar esto y restringirnos al uso de REST puro, es decir, devolver una URI o una lista de URIs, se han tenido que definir tipos propios con JAXB.</text:span></text:p>
      <text:p text:style-name="P62"><text:span text:style-name="T24"/></text:p>
      <text:p text:style-name="P62"><text:span text:style-name="T27"/></text:p>
      <text:p text:style-name="P62"><text:span text:style-name="T27"/></text:p>
      <text:p text:style-name="P62"><text:span text:style-name="T27"/></text:p>
      <text:p text:style-name="P62"><text:span text:style-name="T27"/></text:p>
      <text:p text:style-name="P62"><text:span text:style-name="T27"/></text:p>
      <text:p text:style-name="P62"><text:soft-page-break/><text:span text:style-name="T27">E</text:span><text:span text:style-name="T24">stos tipos, como se pueden ver en el código son los siguientes:</text:span></text:p>
      <text:p text:style-name="P62"><text:span text:style-name="T24"/></text:p>
      <text:list xml:id="list973273626" text:style-name="L1">
        <text:list-item>
          <text:p text:style-name="P63"><text:span text:style-name="T24">RESTUri: Es una uri de tipo rest. Contiene una uri simple.</text:span></text:p>
        </text:list-item>
        <text:list-item>
          <text:p text:style-name="P63"><text:span text:style-name="T24">DateUri, CalendarUri y UserUri: Son igual que el tipo de uri anterior, de hecho en el código extienden la clase RESTUri, solo que están definidos para ser más específicos en los tipos de URI.</text:span></text:p>
        </text:list-item>
        <text:list-item>
          <text:p text:style-name="P63"><text:span text:style-name="T24">CalendarResponse: Es lo que se va a enviar al hacer un GET de un calendario. Contiene el nombre e identificador de calendario, la uri del usuario al que pertenece y una lista de uris de citas contenidas en el calendario.</text:span></text:p>
        </text:list-item>
        <text:list-item>
          <text:p text:style-name="P63"><text:span text:style-name="T24">DateResponse: Es la respuesta al hacer un GET en un date. Contiene todos los campos del date (id, nombre, descripción, lugar, fechas de comienzo y finalizado). Además de esto contiene la uri del calendario al que pertenece y la uri del usuario al que pertence.</text:span></text:p>
        </text:list-item>
      </text:list>
      <text:p text:style-name="P62"><text:span text:style-name="T24"/></text:p>
      <text:p text:style-name="P62"><text:span text:style-name="T24">De esta forma hemos podido acercarnos más a un diseño REST puro. Sin embargo, a la hora de hacer POST/PUT se han mantenido las clases generadas por JAX-RS para poder aprovechar el uso de las entities generadas automáticamente.</text:span></text:p>
      <text:p text:style-name="P65"><text:span text:style-name="T25"/></text:p>
      <text:p text:style-name="P64"><text:span text:style-name="T25">Cliente REST</text:span></text:p>
      <text:p text:style-name="P64"><text:span text:style-name="T25"/></text:p>
      <text:p text:style-name="P66"><text:span text:style-name="T25">Para crear un cliente REST, lo que se ha optado por hacer es generar clientes automáticos por cada uno de los recursos REST, generando CalendarsClient, DatesClient y UsersClient. Estas tres clases contienen los métodos necesarios para poder llamar a los métodos de los recursos REST. Por lo tanto a partir de estos clientes, se ha generado una clase ClientLauncher, la cual consiste en un cliente por interfaz de comandos muy sencilla de entender. Estos comandos no necesitan ser especificados aquí ya que el propio cliente dará las instrucciones necesarias para poder </text:span><text:span text:style-name="T27">ejecutar las operaciones necesarias. Las operaciones que se pueden realizar desde el cliente son las siguientes:</text:span></text:p>
      <text:p text:style-name="P66"><text:span text:style-name="T27"/></text:p>
      <text:list xml:id="list510443265" text:style-name="L3">
        <text:list-item>
          <text:p text:style-name="P67"><text:span text:style-name="T27">Crear un usuario.</text:span></text:p>
        </text:list-item>
        <text:list-item>
          <text:p text:style-name="P67"><text:span text:style-name="T27">Crear un calendario.</text:span></text:p>
        </text:list-item>
        <text:list-item>
          <text:p text:style-name="P67"><text:span text:style-name="T27">Crear una cita en un calendario.</text:span></text:p>
        </text:list-item>
        <text:list-item>
          <text:p text:style-name="P67"><text:span text:style-name="T27">Modificar una cita.</text:span></text:p>
        </text:list-item>
        <text:list-item>
          <text:p text:style-name="P67"><text:span text:style-name="T27">Ver una cita de un calendario.</text:span></text:p>
        </text:list-item>
        <text:list-item>
          <text:p text:style-name="P67"><text:span text:style-name="T27">Obtener lista de usuarios.</text:span></text:p>
        </text:list-item>
        <text:list-item>
          <text:p text:style-name="P67"><text:span text:style-name="T27">Obtener lista de calendarios de un usuario.</text:span></text:p>
        </text:list-item>
        <text:list-item>
          <text:p text:style-name="P67"><text:span text:style-name="T27">Obtener lista de citas de un usuario o calendario.</text:span></text:p>
        </text:list-item>
        <text:list-item>
          <text:p text:style-name="P67"><text:span text:style-name="T27">Modificar el nombre de un calendario.</text:span></text:p>
        </text:list-item>
        <text:list-item>
          <text:p text:style-name="P67"><text:span text:style-name="T27">Obtener un calendario y la lista de citas del calendario.</text:span></text:p>
        </text:list-item>
      </text:list>
      <text:p text:style-name="P65"><text:span text:style-name="T25"/></text:p>
      <text:p text:style-name="P64"><text:span text:style-name="T25">NOTA SOBRE EL CÓDIGO:</text:span><text:span text:style-name="T26"> El método para crear un Date, aunque en principio debería estar contenido en la clase que implementa los métodos para las operaciones con los dates (DatesFacadeREST) se ha tenido que implementar en CalendarsFacadeREST. El mótivo de esto es porque la ruta de este recurso entraba en conflicto con las rutas de calendars.</text:span></text:p>
      <text:p text:style-name="P62"><text:span text:style-name="T24"/></text:p>
      <text:p text:style-name="P62"><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7:19:51</meta:creation-date>
    <dc:date>2013-05-20T21:05:40</dc:date>
    <meta:editing-duration>PT1H35M29S</meta:editing-duration>
    <meta:editing-cycles>10</meta:editing-cycles>
    <meta:generator>LibreOffice/3.6$Linux_X86_64 LibreOffice_project/360m1$Build-2</meta:generator>
    <dc:creator>Borja </dc:creator>
    <meta:document-statistic meta:table-count="36" meta:image-count="0" meta:object-count="0" meta:page-count="7" meta:paragraph-count="360" meta:word-count="1618" meta:character-count="10305" meta:non-whitespace-character-count="8960"/>
  </office:meta>
</office:document-meta>
</file>